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automatic-styles>
    <style:style style:name="P1" style:family="paragraph" style:parent-style-name="Standard">
      <style:text-properties officeooo:rsid="000d0559" officeooo:paragraph-rsid="000d0559"/>
    </style:style>
    <style:style style:name="P2" style:family="paragraph" style:parent-style-name="Text_20_body">
      <style:text-properties officeooo:rsid="000d0559" officeooo:paragraph-rsid="000d0559"/>
    </style:style>
    <style:style style:name="P3" style:family="paragraph" style:parent-style-name="Standard">
      <style:text-properties officeooo:rsid="000d0559" officeooo:paragraph-rsid="000d4198"/>
    </style:style>
    <style:style style:name="P4" style:family="paragraph" style:parent-style-name="Text_20_body">
      <style:text-properties officeooo:rsid="000d0559" officeooo:paragraph-rsid="000d4198"/>
    </style:style>
    <style:style style:name="P5" style:family="paragraph" style:parent-style-name="Heading_20_1" style:list-style-name="">
      <style:text-properties officeooo:rsid="000d0559" officeooo:paragraph-rsid="000d0559"/>
    </style:style>
    <style:style style:name="P6" style:family="paragraph" style:parent-style-name="Text_20_body">
      <style:text-properties officeooo:rsid="000d0559" officeooo:paragraph-rsid="000e1f39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4198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5" text:outline-level="1">Chapitre 2 (1/2)</text:h>
      <text:h text:style-name="Heading_20_2" text:outline-level="2">Taux de variation</text:h>
      <text:h text:style-name="Heading_20_3" text:outline-level="3">Formule</text:h>
      <text:p text:style-name="P4">On le calcule avec <text:s/><draw:g text:anchor-type="as-char" svg:y="-0.58cm" draw:z-index="11" draw:name="Forme1" draw:style-name="gr1"><svg:title>TexMaths</svg:title><svg:desc>12§display§\frac{f(b)-f(a)}{b-a}§svg§600§FALSE§</svg:desc><draw:g draw:style-name="gr2"><draw:path draw:style-name="gr3" draw:text-style-name="P7" svg:width="2.033cm" svg:height="0.849cm" svg:x="0.022cm" svg:y="0.021cm" svg:viewBox="0 0 2034 850" svg:d="M1017 850c-339 0-677 0-1017 0 0-283 0-567 0-850 678 0 1356 0 2034 0 0 283 0 567 0 850-339 0-678 0-1017 0z"><text:p/></draw:path><draw:path draw:style-name="gr4" draw:text-style-name="P8" svg:width="0.209cm" svg:height="0.383cm" svg:x="0.024cm" svg:y="0.02cm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5-21 111-32 167-7 41-14 79-36 79-2 0-12 0-20-8 19-1 22-16 22-22 0-11-7-15-15-15-11 0-23 9-23 25 0 19 18 30 36 30 23 0 40-25 47-42 14-27 24-77 24-81 8-44 17-88 25-133z"><text:p/></draw:path><draw:path draw:style-name="gr4" draw:text-style-name="P8" svg:width="0.096cm" svg:height="0.42cm" svg:x="0.295cm" svg:y="0cm" svg:viewBox="0 0 97 421" svg:d="M97 417c0-1 0-2-7-9-53-53-66-133-66-197 0-73 16-146 68-199 5-6 5-6 5-7 0-4-1-5-3-5-5 0-42 29-68 83-21 45-26 92-26 128 0 32 5 84 28 131 25 52 61 79 66 79 2 0 3-1 3-4z"><text:p/></draw:path><draw:path draw:style-name="gr4" draw:text-style-name="P8" svg:width="0.154cm" svg:height="0.295cm" svg:x="0.436cm" svg:y="0.026cm" svg:viewBox="0 0 155 296" svg:d="M82 5c0-1 0-5-6-5-10 0-41 4-52 4-4 1-8 1-8 8 0 6 4 6 10 6 21 0 21 2 21 7 0 3-4 17-5 25-12 46-23 93-35 138-6 21-7 28-7 42 0 41 23 66 54 66 49 0 101-62 101-122 0-39-22-68-55-68-21 0-38 13-50 25 11-42 21-84 32-126zM42 163c2-8 2-10 6-14 20-28 40-34 50-34 16 0 27 13 27 40 0 25-15 73-22 90-13 27-33 43-49 43-14 0-29-12-29-43 0-8 0-16 7-42 4-14 6-27 10-40z"><text:p/></draw:path><draw:path draw:style-name="gr4" draw:text-style-name="P8" svg:width="0.097cm" svg:height="0.42cm" svg:x="0.621cm" svg:y="0cm" svg:viewBox="0 0 98 421" svg:d="M98 211c0-34-4-84-27-132-25-51-63-79-66-79s-5 2-5 5c0 1 0 1 8 9 41 42 65 108 65 197 0 72-15 146-67 199-6 5-6 6-6 7 0 3 2 4 5 4s42-29 67-82c22-46 26-93 26-128z"><text:p/></draw:path><draw:path draw:style-name="gr4" draw:text-style-name="P8" svg:width="0.257cm" svg:height="0.016cm" svg:x="0.89cm" svg:y="0.202cm" svg:viewBox="0 0 258 17" svg:d="M242 17c8 0 16 0 16-9 0-8-8-8-16-8-75 0-152 0-228 0-7 0-14 0-14 8 0 9 7 9 14 9 76 0 153 0 228 0z"><text:p/></draw:path><draw:path draw:style-name="gr4" draw:text-style-name="P8" svg:width="0.209cm" svg:height="0.383cm" svg:x="1.298cm" svg:y="0.02cm" svg:viewBox="0 0 210 384" svg:d="M132 128c12 0 24 0 36 0 8 0 13 0 13-8 0-5-5-5-12-5-12 0-23 0-35 0 4-15 6-32 10-48 1-8 7-38 10-43 3-8 10-14 20-14 1 0 12 0 20 7-19 1-22 17-22 23 0 9 7 14 15 14 11 0 23-8 23-25 0-19-19-29-36-29-14 0-42 7-54 49-2 9-4 13-14 66-10 0-20 0-29 0s-12 0-12 9c0 4 3 4 11 4 9 0 19 0 28 0-10 55-21 111-32 167-7 41-14 79-36 79-2 0-13 0-20-8 19-1 22-16 22-22 0-11-7-15-15-15-11 0-23 9-23 25 0 19 18 30 36 30 23 0 40-25 47-42 14-27 24-77 24-81 8-44 17-88 25-133z"><text:p/></draw:path><draw:path draw:style-name="gr4" draw:text-style-name="P8" svg:width="0.096cm" svg:height="0.42cm" svg:x="1.569cm" svg:y="0cm" svg:viewBox="0 0 97 421" svg:d="M97 417c0-1 0-2-7-9-53-53-66-133-66-197 0-73 16-146 68-199 5-6 5-6 5-7 0-4-1-5-3-5-5 0-42 29-68 83-21 45-26 92-26 128 0 32 5 84 28 131 25 52 61 79 66 79 2 0 3-1 3-4z"><text:p/></draw:path><draw:path draw:style-name="gr4" draw:text-style-name="P8" svg:width="0.191cm" svg:height="0.19cm" svg:x="1.708cm" svg:y="0.131cm" svg:viewBox="0 0 192 191" svg:d="M140 28c-8-16-20-28-39-28-49 0-101 62-101 124 0 39 23 67 55 67 9 0 30-2 55-32 4 18 18 32 39 32 14 0 24-10 31-23 7-16 12-41 12-42 0-4-4-4-5-4-3 0-5 2-6 7-7 28-14 53-31 53-12 0-13-11-13-19 0-10 1-13 6-31s5-23 8-38c5-20 11-40 16-59 2-12 2-13 2-15 0-7-5-12-12-12-9 0-15 10-17 20zM113 137c-3 7-3 8-9 15-19 23-36 30-48 30-21 0-26-24-26-39 0-22 13-73 23-93 13-25 32-40 49-40 26 0 32 34 32 37 0 2 0 5-1 7-7 28-13 55-20 83z"><text:p/></draw:path><draw:path draw:style-name="gr4" draw:text-style-name="P8" svg:width="0.097cm" svg:height="0.42cm" svg:x="1.937cm" svg:y="0cm" svg:viewBox="0 0 98 421" svg:d="M98 211c0-34-4-84-27-132-27-51-63-79-66-79s-5 2-5 5c0 1 0 1 8 9 41 42 65 108 65 197 0 72-15 146-67 199-6 5-6 6-6 7 0 3 2 4 5 4s42-29 67-82c20-46 26-93 26-128z"><text:p/></draw:path><draw:path draw:style-name="gr4" draw:text-style-name="P8" svg:width="2.076cm" svg:height="0.016cm" svg:x="0.001cm" svg:y="0.485cm" svg:viewBox="0 0 2077 17" svg:d="M1039 17c-347 0-692 0-1039 0 0-6 0-11 0-17 692 0 1385 0 2077 0 0 6 0 11 0 17-346 0-692 0-1038 0z"><text:p/></draw:path><draw:path draw:style-name="gr4" draw:text-style-name="P8" svg:width="0.154cm" svg:height="0.296cm" svg:x="0.601cm" svg:y="0.595cm" svg:viewBox="0 0 155 297" svg:d="M80 5c-1-1 0-5-4-5-11 0-41 4-52 5-4 0-8 0-8 8 0 5 3 5 9 5 21 0 22 2 22 7 0 3-4 17-6 27-12 45-23 91-35 136-5 22-6 28-6 43 0 40 22 66 53 66 50 0 102-63 102-123 0-39-23-67-57-67-19 0-36 12-49 25 11-42 21-85 31-127zM41 164c2-9 2-11 6-14 21-28 39-35 51-35 15 0 27 13 27 40 0 25-15 74-22 90-14 27-33 43-50 43-15 0-28-11-28-42 0-9 0-17 6-43 4-14 6-27 10-39z"><text:p/></draw:path><draw:path draw:style-name="gr4" draw:text-style-name="P8" svg:width="0.257cm" svg:height="0.016cm" svg:x="0.89cm" svg:y="0.775cm" svg:viewBox="0 0 258 17" svg:d="M242 17c8 0 16 0 16-9 0-8-8-8-16-8-75 0-152 0-228 0-7 0-14 0-14 8 0 9 7 9 14 9 76 0 153 0 228 0z"><text:p/></draw:path><draw:path draw:style-name="gr4" draw:text-style-name="P8" svg:width="0.192cm" svg:height="0.19cm" svg:x="1.292cm" svg:y="0.704cm" svg:viewBox="0 0 193 191" svg:d="M140 26c-7-15-19-26-38-26-49 0-102 61-102 124 0 39 24 67 56 67 9 0 30-3 56-33 2 18 18 33 38 33 14 0 24-10 31-24 7-15 9-28 12-41 0-5-3-5-5-5-4 0-4 3-6 8-7 27-14 52-32 52-11 0-12-11-12-19 0-10 0-13 5-31s6-22 9-39c5-19 11-39 16-58 2-12 2-12 2-15 0-7-4-11-12-11-9 0-16 9-18 18zM113 135c-1 8-1 9-9 16-18 23-36 30-46 30-22 0-28-23-28-40 0-21 13-73 23-92 13-25 32-41 49-41 28 0 34 35 34 38 0 2-2 6-2 7-7 27-14 55-21 82z"><text:p/></draw:path></draw:g></draw:g></text:p>
      <text:h text:style-name="Heading_20_2" text:outline-level="2">Pente d’une sécante de la fonction (f) passant par a et b</text:h>
      <text:h text:style-name="Heading_20_3" text:outline-level="3">Définition</text:h>
      <text:p text:style-name="P2">La pente correspond au taux de variation entre a et b</text:p>
      <text:h text:style-name="Heading_20_2" text:outline-level="2">Calculs de nombre dérivés</text:h>
      <text:h text:style-name="Heading_20_3" text:outline-level="3">Fonction carré</text:h>
      <text:p text:style-name="Text_20_body"><draw:g text:anchor-type="as-char" svg:y="-0.369cm" draw:z-index="5" draw:name="Forme2" draw:style-name="gr1"><svg:title>TexMaths</svg:title><svg:desc>12§display§f(x) = x^2§svg§600§FALSE§</svg:desc><draw:g draw:style-name="gr2"><draw:path draw:style-name="gr3" draw:text-style-name="P7" svg:width="1.727cm" svg:height="0.43cm" svg:x="0.001cm" svg:y="0.02cm" svg:viewBox="0 0 1728 431" svg:d="M864 431c-288 0-576 0-864 0 0-144 0-287 0-431 576 0 1152 0 1728 0 0 144 0 287 0 431-288 0-576 0-864 0z"><text:p/></draw:path><draw:path draw:style-name="gr4" draw:text-style-name="P8" svg:width="0.209cm" svg:height="0.381cm" svg:x="0.002cm" svg:y="0.071cm" svg:viewBox="0 0 210 382" svg:d="M132 128c12 0 24 0 36 0 8 0 13 0 13-8 0-5-5-5-12-5-12 0-23 0-35 0 4-17 6-32 10-48 1-8 7-38 10-44 3-7 10-13 20-13 1 0 12 0 20 7-19 1-22 15-22 23 0 9 7 14 15 14 11 0 23-10 23-25 0-19-19-29-36-29-14 0-42 7-54 49-2 9-4 13-14 66-10 0-20 0-29 0s-12 0-12 9c0 4 3 4 11 4 9 0 19 0 28 0-10 56-21 111-32 165-7 41-14 79-36 79-2 0-13 0-20-7 19-1 22-17 22-23 0-9-7-14-15-14-11 0-23 8-23 25 0 19 18 29 36 29 23 0 40-25 47-41 14-26 24-78 24-80 8-44 17-88 25-133z"><text:p/></draw:path><draw:path draw:style-name="gr4" draw:text-style-name="P8" svg:width="0.096cm" svg:height="0.419cm" svg:x="0.273cm" svg:y="0.054cm" svg:viewBox="0 0 97 420" svg:d="M97 416c0-2 0-2-7-9-53-54-66-133-66-197 0-73 16-146 68-199 5-5 5-5 5-6 0-4-1-5-3-5-5 0-42 29-68 82-21 46-26 93-26 128 0 34 5 83 28 131 25 52 61 79 66 79 2 0 3-1 3-4z"><text:p/></draw:path><draw:path draw:style-name="gr4" draw:text-style-name="P8" svg:width="0.209cm" svg:height="0.19cm" svg:x="0.408cm" svg:y="0.182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6-15-16c-13 0-23 12-23 25 0 20 20 28 40 28 27 0 43-30 44-32 5 15 19 32 44 32 45 0 69-54 69-65 0-5-4-5-6-5-4 0-4 3-5 5-14 46-43 55-56 55-17 0-23-13-23-27 0-10 2-18 7-38 5-19 10-38 14-57z"><text:p/></draw:path><draw:path draw:style-name="gr4" draw:text-style-name="P8" svg:width="0.097cm" svg:height="0.419cm" svg:x="0.66cm" svg:y="0.054cm" svg:viewBox="0 0 98 420" svg:d="M98 210c0-32-4-83-28-131-26-51-62-79-65-79s-5 1-5 5c0 1 0 1 8 9 41 41 65 108 65 196 0 71-15 145-67 198-6 6-6 6-6 8s2 4 5 4 42-29 67-83c20-45 26-91 26-127z"><text:p/></draw:path><draw:path draw:style-name="gr4" draw:text-style-name="P8" svg:width="0.279cm" svg:height="0.097cm" svg:x="0.939cm" svg:y="0.212cm" svg:viewBox="0 0 280 98" svg:d="M266 17c6 0 14 0 14-9 0-8-8-8-14-8-84 0-168 0-252 0-6 0-14 0-14 8 0 9 8 9 14 9 84 0 168 0 252 0zM266 98c6 0 14 0 14-8s-8-8-14-8c-84 0-168 0-252 0-6 0-14 0-14 8s8 8 14 8c84 0 168 0 252 0z"><text:p/></draw:path><draw:path draw:style-name="gr4" draw:text-style-name="P8" svg:width="0.209cm" svg:height="0.19cm" svg:x="1.372cm" svg:y="0.182cm" svg:viewBox="0 0 210 191" svg:d="M128 59c3-11 12-49 42-49 3 0 12 0 22 4-12 3-20 14-20 23 0 7 4 16 15 16 10 0 23-9 23-25 0-22-25-28-40-28-24 0-38 23-44 32-10-27-32-32-44-32-45 0-69 54-69 65 0 5 4 3 5 5 4 0 5-2 6-5 14-45 42-55 56-55 9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4" draw:text-style-name="P8" svg:width="0.13cm" svg:height="0.195cm" svg:x="1.619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/text:p>
      <text:p text:style-name="P2">Calcul au point a</text:p>
      <text:p text:style-name="P2">On trouve le dérivé au point a avec <text:s/><draw:g text:anchor-type="as-char" svg:y="-0.633cm" draw:z-index="0" draw:name="Forme3" draw:style-name="gr1"><svg:title>TexMaths</svg:title><svg:desc>12§display§\frac{f(a+h)-f(a)}{h} = \frac{(a+h)^2-a^2}{h} §svg§600§FALSE§</svg:desc><draw:g draw:style-name="gr2"><draw:path draw:style-name="gr3" draw:text-style-name="P7" svg:width="5.922cm" svg:height="0.882cm" svg:x="0.022cm" svg:y="0.022cm" svg:viewBox="0 0 5923 883" svg:d="M2962 883c-987 0-1975 0-2962 0 0-294 0-589 0-883 1975 0 3948 0 5923 0 0 294 0 589 0 883-987 0-1975 0-2961 0z"><text:p/></draw:path><draw:path draw:style-name="gr4" draw:text-style-name="P8" svg:width="0.209cm" svg:height="0.383cm" svg:x="0.024cm" svg:y="0.052cm" svg:viewBox="0 0 210 384" svg:d="M132 128c12 0 24 0 36 0 8 0 13 0 13-8 0-5-5-5-12-5-12 0-23 0-35 0 4-15 6-32 10-48 1-8 7-38 10-43 3-8 10-14 20-14 1 0 12 0 20 7-19 2-22 17-22 23 0 9 7 15 15 15 11 0 23-9 23-26 0-19-19-29-36-29-14 0-41 8-54 49-2 10-4 13-14 66-10 0-20 0-29 0s-12 0-12 9c0 4 3 4 11 4 9 0 19 0 28 0-10 55-21 111-32 167-7 41-14 79-36 79-2 0-12 0-20-7 19-1 22-17 22-23 0-9-7-15-15-15-11 0-23 9-23 25 0 19 18 30 36 30 23 0 40-25 47-41 14-26 24-78 24-80 8-46 17-90 25-135z"><text:p/></draw:path><draw:path draw:style-name="gr4" draw:text-style-name="P8" svg:width="0.096cm" svg:height="0.42cm" svg:x="0.295cm" svg:y="0.035cm" svg:viewBox="0 0 97 421" svg:d="M97 417c0-1 0-2-7-9-53-53-66-132-66-197 0-73 17-146 68-199 5-5 5-6 5-7 0-3-1-5-3-5-5 0-42 29-68 83-21 47-26 92-26 128 0 32 5 84 28 131 25 52 61 79 66 79 2 0 3-1 3-4z"><text:p/></draw:path><draw:path draw:style-name="gr4" draw:text-style-name="P8" svg:width="0.192cm" svg:height="0.19cm" svg:x="0.434cm" svg:y="0.164cm" svg:viewBox="0 0 193 191" svg:d="M140 26c-8-15-20-26-39-26-49 0-101 61-101 122 0 40 23 69 56 69 9 0 29-3 54-33 4 18 18 33 39 33 14 0 25-10 31-24 7-15 8-28 13-41 0-5-3-5-5-5-4 0-4 1-6 7-7 28-15 53-32 53-12 0-13-11-13-19 0-10 1-13 6-31s5-23 9-39c5-19 10-39 15-58 3-12 3-14 3-15 0-7-4-11-12-11-10 0-16 9-18 18zM113 135c-3 8-3 9-9 16-19 23-36 30-48 30-20 0-26-23-26-40 0-21 13-73 23-92 13-25 32-41 49-41 28 0 34 35 34 38 0 2-2 4-2 7-7 27-14 55-21 82z"><text:p/></draw:path><draw:path draw:style-name="gr4" draw:text-style-name="P8" svg:width="0.28cm" svg:height="0.28cm" svg:x="0.757cm" svg:y="0.104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8" svg:width="0.207cm" svg:height="0.296cm" svg:x="1.178cm" svg:y="0.058cm" svg:viewBox="0 0 208 297" svg:d="M98 5c-2-1 0-5-6-5-9 0-39 4-51 5-3 0-7 0-7 8 0 5 3 5 9 5 21 0 22 2 22 7 0 3-1 6-1 9-21 80-41 160-62 242-2 6-2 7-2 9 0 10 8 12 12 12 7 0 14-6 16-12 2-10 6-21 8-31 4-13 6-26 10-38 2-10 4-18 7-28 1-2 3-17 5-19 1-4 14-28 28-38 9-7 22-16 40-16s23 15 23 30c0 23-16 68-25 94-4 10-6 15-6 24 0 19 14 34 34 34 40 0 56-62 56-64 0-5-4-5-5-5-5 0-5 1-7 7-6 23-20 53-44 53-6 0-9-5-9-15 0-9 3-20 7-30 7-18 26-68 26-92 0-27-16-44-49-44-26 0-47 12-62 32 11-44 23-90 33-134z"><text:p/></draw:path><draw:path draw:style-name="gr4" draw:text-style-name="P8" svg:width="0.097cm" svg:height="0.42cm" svg:x="1.421cm" svg:y="0.035cm" svg:viewBox="0 0 98 421" svg:d="M98 211c0-32-4-84-27-132-25-51-63-79-66-79s-5 2-5 5c0 1 0 2 8 9 42 42 66 110 66 197 0 72-15 146-68 199-6 5-6 6-6 7 0 3 2 4 5 4s42-28 67-82c22-46 26-93 26-128z"><text:p/></draw:path><draw:path draw:style-name="gr4" draw:text-style-name="P8" svg:width="0.257cm" svg:height="0.016cm" svg:x="1.69cm" svg:y="0.237cm" svg:viewBox="0 0 258 17" svg:d="M244 17c7 0 14 0 14-9 0-8-7-8-14-8-76 0-153 0-228 0-8 0-16 0-16 8 0 9 8 9 16 9 75 0 152 0 228 0z"><text:p/></draw:path><draw:path draw:style-name="gr4" draw:text-style-name="P8" svg:width="0.21cm" svg:height="0.383cm" svg:x="2.099cm" svg:y="0.052cm" svg:viewBox="0 0 211 384" svg:d="M133 128c12 0 24 0 36 0 9 0 12 0 12-8 0-5-3-5-11-5-12 0-22 0-34 0 2-15 6-32 8-48 1-8 7-38 10-43 4-8 12-14 20-14 1 0 12 0 20 7-18 2-22 17-22 23 0 9 8 15 15 15 11 0 24-9 24-26 0-19-20-29-37-29-14 0-41 8-54 49-2 10-4 13-13 66-10 0-21 0-30 0-7 0-12 0-12 9 0 4 3 4 12 4s18 0 27 0c-10 55-20 111-31 167-8 41-15 79-37 79-1 0-12 0-20-7 19-1 22-17 22-23 0-9-7-15-15-15-11 0-23 9-23 25 0 19 19 30 36 30 23 0 40-25 48-41 13-26 23-78 23-80 8-46 18-90 26-135z"><text:p/></draw:path><draw:path draw:style-name="gr4" draw:text-style-name="P8" svg:width="0.097cm" svg:height="0.42cm" svg:x="2.37cm" svg:y="0.035cm" svg:viewBox="0 0 98 421" svg:d="M98 417c0-1 0-2-7-9-53-53-66-132-66-197 0-73 16-146 67-199 6-5 6-6 6-7 0-3-2-5-4-5-4 0-42 29-68 83-21 47-26 92-26 128 0 32 5 84 28 131 25 52 62 79 66 79 2 0 4-1 4-4z"><text:p/></draw:path><draw:path draw:style-name="gr4" draw:text-style-name="P8" svg:width="0.192cm" svg:height="0.19cm" svg:x="2.509cm" svg:y="0.164cm" svg:viewBox="0 0 193 191" svg:d="M140 26c-7-15-19-26-38-26-49 0-102 61-102 122 0 40 23 69 56 69 9 0 29-3 56-33 2 18 18 33 38 33 14 0 24-10 31-24 6-15 9-28 12-41 0-5-3-5-5-5-4 0-4 1-6 7-7 28-14 53-32 53-11 0-12-11-12-19 0-10 0-13 5-31s6-23 9-39c5-19 11-39 16-58 2-12 2-14 2-15 0-7-4-11-12-11-10 0-16 9-18 18zM113 135c-1 8-1 9-9 16-18 23-36 30-46 30-22 0-28-23-28-40 0-21 13-73 23-92 13-25 32-41 49-41 28 0 34 35 34 38 0 2-2 4-2 7-7 27-14 55-21 82z"><text:p/></draw:path><draw:path draw:style-name="gr4" draw:text-style-name="P8" svg:width="0.096cm" svg:height="0.42cm" svg:x="2.74cm" svg:y="0.035cm" svg:viewBox="0 0 97 421" svg:d="M97 211c0-32-5-84-27-132-26-51-62-79-66-79-3 0-4 2-4 5 0 1 0 2 8 9 41 42 65 110 65 197 0 72-15 146-68 199-5 5-5 6-5 7 0 3 1 4 4 4 4 0 42-28 67-82 21-46 26-93 26-128z"><text:p/></draw:path><draw:path draw:style-name="gr4" draw:text-style-name="P8" svg:width="2.877cm" svg:height="0.016cm" svg:x="0.001cm" svg:y="0.521cm" svg:viewBox="0 0 2878 17" svg:d="M1440 17c-480 0-960 0-1440 0 0-6 0-11 0-17 960 0 1918 0 2878 0 0 6 0 11 0 17-480 0-960 0-1438 0z"><text:p/></draw:path><draw:path draw:style-name="gr4" draw:text-style-name="P8" svg:width="0.205cm" svg:height="0.296cm" svg:x="1.342cm" svg:y="0.631cm" svg:viewBox="0 0 206 297" svg:d="M97 5c-1-1 0-5-5-5-9 0-40 4-51 5-4 0-9 1-9 8 0 5 5 5 11 5 21 0 21 4 21 7s-2 6-2 9c-20 80-40 160-61 242-1 6-1 7-1 9 0 10 8 12 12 12 7 0 13-4 16-10 2-11 6-22 8-33 4-13 6-26 10-38 2-9 4-18 7-28 0-2 3-17 3-19 2-4 15-28 29-38 10-7 23-15 41-15s23 14 23 29c0 23-16 68-27 95-3 9-4 14-4 23 0 20 14 34 33 34 40 0 55-61 55-64 0-5-3-5-4-5-4 0-4 1-6 8-6 22-21 52-44 52-7 0-9-4-9-15 0-9 3-20 7-28 7-20 25-69 25-94 0-26-17-44-48-44-26 0-47 13-62 32 11-44 21-90 32-134z"><text:p/></draw:path><draw:path draw:style-name="gr4" draw:text-style-name="P8" svg:width="0.28cm" svg:height="0.097cm" svg:x="3.07cm" svg:y="0.478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8" svg:width="0.097cm" svg:height="0.42cm" svg:x="3.583cm" svg:y="0.035cm" svg:viewBox="0 0 98 421" svg:d="M98 417c0-1 0-2-7-9-53-53-67-132-67-197 0-73 17-146 68-199 6-5 6-6 6-7 0-3-2-5-4-5-4 0-42 29-68 83-21 47-26 92-26 128 0 32 5 84 28 131 25 52 62 79 66 79 2 0 4-1 4-4z"><text:p/></draw:path><draw:path draw:style-name="gr4" draw:text-style-name="P8" svg:width="0.192cm" svg:height="0.19cm" svg:x="3.722cm" svg:y="0.164cm" svg:viewBox="0 0 193 191" svg:d="M140 26c-7-15-19-26-38-26-49 0-102 61-102 122 0 40 23 69 56 69 9 0 29-3 54-33 4 18 20 33 39 33 15 0 25-10 31-24 7-15 8-28 13-41 0-5-3-5-5-5-4 0-4 1-6 7-7 28-14 53-32 53-11 0-12-11-12-19 0-10 0-13 5-31s6-23 9-39c5-19 11-39 16-58 2-12 2-14 2-15 0-7-4-11-12-11-10 0-16 9-18 18zM113 135c-3 8-3 9-9 16-18 23-36 30-48 30-20 0-26-23-26-40 0-21 13-73 23-92 13-25 32-41 49-41 28 0 34 35 34 38 0 2-2 4-2 7-7 27-14 55-21 82z"><text:p/></draw:path><draw:path draw:style-name="gr4" draw:text-style-name="P8" svg:width="0.28cm" svg:height="0.28cm" svg:x="4.045cm" svg:y="0.104cm" svg:viewBox="0 0 281 281" svg:d="M149 149c39 0 79 0 119 0 4 0 13 0 13-9 0-8-9-8-13-8-40 0-80 0-119 0 0-40 0-78 0-118 0-6 0-14-9-14-8 0-8 8-8 14 0 40 0 78 0 118-40 0-78 0-118 0-6 0-14 0-14 8 0 9 8 9 14 9 40 0 78 0 118 0 0 38 0 78 0 117 0 6 0 15 8 15 9 0 9-9 9-15 0-39 0-79 0-117z"><text:p/></draw:path><draw:path draw:style-name="gr4" draw:text-style-name="P8" svg:width="0.207cm" svg:height="0.296cm" svg:x="4.466cm" svg:y="0.058cm" svg:viewBox="0 0 208 297" svg:d="M98 5c-2-1 0-5-6-5-9 0-39 4-50 5-4 0-8 0-8 8 0 5 3 5 9 5 21 0 22 2 22 7 0 3-1 6-1 9-21 80-41 160-62 242-2 6-2 7-2 9 0 10 10 12 13 12 6 0 13-6 16-12 2-10 5-21 7-31 4-13 6-26 10-38 2-10 4-18 7-28 1-2 5-17 5-19 1-4 14-28 28-38 10-7 22-16 41-16 18 0 23 15 23 30 0 23-17 68-26 94-4 10-6 15-6 24 0 19 14 34 34 34 40 0 56-62 56-64 0-5-4-5-5-5-5 0-5 1-6 7-7 23-21 53-43 53-8 0-11-5-11-15 0-9 3-20 8-30 6-18 25-68 25-92 0-27-16-44-48-44-27 0-46 12-62 32 11-44 22-90 32-134z"><text:p/></draw:path><draw:path draw:style-name="gr4" draw:text-style-name="P8" svg:width="0.096cm" svg:height="0.42cm" svg:x="4.711cm" svg:y="0.035cm" svg:viewBox="0 0 97 421" svg:d="M97 211c0-32-5-84-27-132-26-51-62-79-66-79-3 0-4 2-4 5 0 1 0 2 7 9 42 42 66 110 66 197 0 72-15 146-68 199-5 5-5 6-5 7 0 3 1 4 4 4 4 0 42-28 67-82 21-46 26-93 26-128z"><text:p/></draw:path><draw:path draw:style-name="gr4" draw:text-style-name="P8" svg:width="0.129cm" svg:height="0.194cm" svg:x="4.869cm" svg:y="0.001cm" svg:viewBox="0 0 130 195" svg:d="M130 143c-4 0-6 0-10 0-1 6-4 24-7 26-3 1-25 1-30 1-18 0-36 0-54 0 31-26 42-35 59-49 22-17 42-36 42-63 0-36-32-58-69-58s-61 26-61 53c0 15 12 17 16 17 7 0 15-5 15-16 0-5-2-16-18-16 10-21 30-27 43-27 30 0 46 23 46 47 0 25-19 45-28 56-24 24-48 47-72 71-2 2-2 2-2 10 41 0 80 0 121 0 3-18 6-36 9-52z"><text:p/></draw:path><draw:path draw:style-name="gr4" draw:text-style-name="P8" svg:width="0.257cm" svg:height="0.016cm" svg:x="5.168cm" svg:y="0.237cm" svg:viewBox="0 0 258 17" svg:d="M244 17c7 0 14 0 14-9 0-8-7-8-14-8-77 0-153 0-230 0-7 0-14 0-14 8 0 9 7 9 14 9 77 0 153 0 230 0z"><text:p/></draw:path><draw:path draw:style-name="gr4" draw:text-style-name="P8" svg:width="0.192cm" svg:height="0.19cm" svg:x="5.571cm" svg:y="0.164cm" svg:viewBox="0 0 193 191" svg:d="M140 26c-7-15-19-26-38-26-49 0-102 61-102 122 0 40 24 69 56 69 9 0 30-3 56-33 3 18 18 33 38 33 14 0 24-10 31-24 7-15 9-28 12-41 0-5-3-5-5-5-3 0-4 1-6 7-7 28-14 53-31 53-12 0-13-11-13-19 0-10 1-13 6-31 4-18 5-23 8-39 5-19 11-39 16-58 2-12 2-14 2-15 0-7-4-11-12-11-9 0-15 9-18 18zM114 135c-2 8-2 9-8 16-20 23-36 30-48 30-22 0-28-23-28-40 0-21 14-73 24-92 13-25 31-41 48-41 28 0 34 35 34 38 0 2 0 4-2 7-7 27-13 55-20 82z"><text:p/></draw:path><draw:path draw:style-name="gr4" draw:text-style-name="P8" svg:width="0.129cm" svg:height="0.194cm" svg:x="5.797cm" svg:y="0.001cm" svg:viewBox="0 0 130 195" svg:d="M130 143c-4 0-6 0-10 0-1 6-4 24-7 26-3 1-25 1-30 1-18 0-36 0-54 0 31-26 41-35 59-49 21-17 42-36 42-63 0-36-32-58-69-58s-61 26-61 53c0 15 12 17 16 17 7 0 15-5 15-16 0-5-2-16-18-16 10-21 30-27 43-27 30 0 45 23 45 47 0 25-18 45-28 56-24 24-47 47-71 71-2 2-2 2-2 10 41 0 80 0 121 0 3-18 6-36 9-52z"><text:p/></draw:path><draw:path draw:style-name="gr4" draw:text-style-name="P8" svg:width="2.425cm" svg:height="0.016cm" svg:x="3.541cm" svg:y="0.521cm" svg:viewBox="0 0 2426 17" svg:d="M1213 17c-404 0-809 0-1213 0 0-6 0-11 0-17 809 0 1617 0 2426 0 0 6 0 11 0 17-404 0-809 0-1213 0z"><text:p/></draw:path><draw:path draw:style-name="gr4" draw:text-style-name="P8" svg:width="0.207cm" svg:height="0.296cm" svg:x="4.656cm" svg:y="0.631cm" svg:viewBox="0 0 208 297" svg:d="M98 5c-2-1 0-5-6-5-9 0-40 4-51 5-4 0-7 1-7 8 0 5 3 5 9 5 21 0 22 4 22 7-1 3-1 6-3 9-20 80-39 160-60 242-2 6-2 7-2 9 0 10 8 12 12 12 7 0 14-4 16-10 2-11 6-22 8-33 4-13 6-26 10-38 2-9 4-18 7-28 0-2 3-17 5-19 1-4 14-28 27-38 10-7 23-15 41-15s23 14 23 29c0 23-16 68-27 95-2 9-4 14-4 23 0 20 14 34 34 34 40 0 56-61 56-64 0-5-4-5-6-5-4 0-4 1-6 8-6 22-20 52-44 52-7 0-9-4-9-15 0-9 3-20 7-28 7-20 26-69 26-94 0-26-16-44-49-44-26 0-47 13-62 32 11-44 23-90 33-134z"><text:p/></draw:path></draw:g></draw:g></text:p>
      <text:h text:style-name="Heading_20_3" text:outline-level="3">Fonction inverse</text:h>
      <text:p text:style-name="Text_20_body"><draw:g text:anchor-type="as-char" svg:y="-0.564cm" draw:z-index="6" draw:name="Forme4" draw:style-name="gr1"><svg:title>TexMaths</svg:title><svg:desc>12§display§g(x) = \frac{1}{x}§svg§600§FALSE§</svg:desc><draw:g draw:style-name="gr2"><draw:path draw:style-name="gr3" draw:text-style-name="P7" svg:width="1.593cm" svg:height="0.814cm" svg:x="0.016cm" svg:y="0.025cm" svg:viewBox="0 0 1594 815" svg:d="M798 815c-267 0-532 0-798 0 0-271 0-544 0-815 531 0 1063 0 1594 0 0 271 0 544 0 815-265 0-531 0-796 0z"><text:p/></draw:path><draw:path draw:style-name="gr4" draw:text-style-name="P8" svg:width="0.193cm" svg:height="0.271cm" svg:x="0.001cm" svg:y="0.38cm" svg:viewBox="0 0 194 272" svg:d="M193 28c0-3 1-5 1-8 0-7-4-12-12-12-4 0-15 4-18 18-7-15-21-26-39-26-48 0-100 59-100 120 0 42 25 66 57 66 24 0 44-19 48-24h1c-10 37-15 55-15 56-1 4-15 45-60 45-8 0-22 0-34-4 13-3 18-14 18-21 0-8-5-16-17-16-9 0-23 8-23 25s16 25 56 25c53 0 83-32 90-57 16-63 32-125 47-187zM138 132c-2 11-12 22-22 30-8 7-21 16-33 16-22 0-28-23-28-40 0-20 12-70 23-91 12-21 30-37 48-37 28 0 34 33 34 36 0 2-2 4-2 6-7 26-13 54-20 80z"><text:p/></draw:path><draw:path draw:style-name="gr4" draw:text-style-name="P8" svg:width="0.097cm" svg:height="0.42cm" svg:x="0.253cm" svg:y="0.25cm" svg:viewBox="0 0 98 421" svg:d="M98 416c0-1 0-1-7-8-53-53-66-133-66-197 0-74 16-147 67-199 6-6 6-6 6-7 0-4-2-5-4-5-4 0-42 29-68 83-21 45-26 92-26 128 0 33 5 83 28 131 25 52 62 79 66 79 2 0 4-1 4-5z"><text:p/></draw:path><draw:path draw:style-name="gr4" draw:text-style-name="P8" svg:width="0.209cm" svg:height="0.19cm" svg:x="0.387cm" svg:y="0.38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21-10 21-22s-10-15-16-15c-13 0-24 11-24 24 0 19 22 28 40 28 27 0 43-29 44-33 5 16 20 33 46 33 43 0 67-54 67-65 0-4-4-4-5-4-4 0-5 2-6 4-13 46-42 55-55 55-17 0-24-13-24-27 0-9 3-18 7-38 5-19 10-38 14-57z"><text:p/></draw:path><draw:path draw:style-name="gr4" draw:text-style-name="P8" svg:width="0.096cm" svg:height="0.42cm" svg:x="0.64cm" svg:y="0.25cm" svg:viewBox="0 0 97 421" svg:d="M97 211c0-33-5-84-27-132-26-51-62-79-66-79-3 0-4 2-4 5 0 1 0 1 7 9 42 41 66 108 66 197 0 72-15 145-68 198-5 6-5 6-5 7 0 4 1 5 4 5 4 0 42-29 67-81 21-47 26-94 26-129z"><text:p/></draw:path><draw:path draw:style-name="gr4" draw:text-style-name="P8" svg:width="0.279cm" svg:height="0.099cm" svg:x="0.92cm" svg:y="0.411cm" svg:viewBox="0 0 280 100" svg:d="M265 18c7 0 15 0 15-8 0-10-8-10-14-10-84 0-169 0-253 0-6 0-13 0-13 10 0 8 7 8 14 8 84 0 167 0 251 0zM266 100c6 0 14 0 14-9 0-8-8-8-15-8-84 0-167 0-251 0-7 0-14 0-14 8 0 9 7 9 13 9 84 0 169 0 253 0z"><text:p/></draw:path><draw:path draw:style-name="gr4" draw:text-style-name="P8" svg:width="0.138cm" svg:height="0.28cm" svg:x="1.444cm" svg:y="0cm" svg:viewBox="0 0 139 281" svg:d="M86 11c0-10 0-11-9-11-27 28-64 28-77 28 0 4 0 8 0 13 8 0 34 0 55-12 0 73 0 145 0 218 0 16-1 21-39 21-5 0-9 0-14 0 0 3 0 8 0 13 15-1 52-1 69-1s53 0 68 1c0-5 0-10 0-13-5 0-8 0-13 0-38 0-40-5-40-21 0-79 0-157 0-236z"><text:p/></draw:path><draw:path draw:style-name="gr4" draw:text-style-name="P8" svg:width="0.24cm" svg:height="0.016cm" svg:x="1.391cm" svg:y="0.453cm" svg:viewBox="0 0 241 17" svg:d="M120 17c-40 0-80 0-120 0 0-6 0-11 0-17 80 0 161 0 241 0 0 6 0 11 0 17-41 0-80 0-121 0z"><text:p/></draw:path><draw:path draw:style-name="gr4" draw:text-style-name="P8" svg:width="0.209cm" svg:height="0.19cm" svg:x="1.403cm" svg:y="0.67cm" svg:viewBox="0 0 210 191" svg:d="M128 59c3-11 14-49 42-49 3 0 12 0 22 4-12 3-20 14-20 23 0 7 4 15 15 15 10 0 23-8 23-24 0-22-25-28-40-28-24 0-38 22-43 32-11-28-33-32-45-32-45 0-69 54-69 65 0 3 4 2 5 3 4 0 5 0 6-3 14-46 42-55 56-55 9 0 23 3 23 27 0 13-7 41-23 101-7 25-21 43-39 43-4 0-13 0-22-5 11-2 21-12 21-22 0-12-10-16-16-16-13 0-24 11-24 25 0 19 22 28 40 28 27 0 43-30 44-33 5 16 20 33 46 33 43 0 67-54 67-65 0-5-4-5-5-5-4 0-5 3-6 5-13 46-42 55-55 55-17 0-24-13-24-27 0-10 3-20 7-38 5-19 10-38 14-57z"><text:p/></draw:path></draw:g></draw:g></text:p>
      <text:p text:style-name="P6">Calcul au point a</text:p>
      <text:p text:style-name="P2">On trouve le dérivé au point a avec <text:s/><draw:g text:anchor-type="as-char" svg:y="-0.707cm" draw:z-index="1" draw:name="Forme5" draw:style-name="gr1"><svg:title>TexMaths</svg:title><svg:desc>12§display§\frac{f(a+h)-f(a)}{h} = \frac{\frac{1}{a+h}-\frac{1}{a}}{h} §svg§600§FALSE§</svg:desc><draw:g draw:style-name="gr2"><draw:path draw:style-name="gr3" draw:text-style-name="P7" svg:width="5.037cm" svg:height="0.956cm" svg:x="0.022cm" svg:y="0.021cm" svg:viewBox="0 0 5038 957" svg:d="M2520 957c-840 0-1680 0-2520 0 0-319 0-637 0-957 1680 0 3359 0 5038 0 0 320 0 638 0 957-839 0-1679 0-2518 0z"><text:p/></draw:path><draw:path draw:style-name="gr4" draw:text-style-name="P8" svg:width="0.209cm" svg:height="0.382cm" svg:x="0.024cm" svg:y="0.124cm" svg:viewBox="0 0 210 383" svg:d="M132 129c12 0 24 0 36 0 8 0 13 0 13-9 0-5-5-5-12-5-12 0-23 0-35 0 4-15 6-32 10-48 1-8 7-38 10-43 3-8 10-14 20-14 1 0 12 0 20 7-19 1-22 17-22 23 0 9 7 14 15 14 11 0 23-10 23-25 0-19-19-29-36-29-14 0-41 7-54 49-2 9-4 13-14 66-10 0-20 0-29 0s-12 0-12 9c0 5 3 5 11 5 9 0 19 0 28 0-10 55-21 110-32 167-7 40-14 79-36 79-2 0-12 0-20-9 19-1 22-15 22-22 0-10-7-15-15-15-11 0-23 10-23 25 0 20 18 29 36 29 23 0 40-24 47-41 14-26 24-77 24-80 8-45 17-89 25-133z"><text:p/></draw:path><draw:path draw:style-name="gr4" draw:text-style-name="P8" svg:width="0.096cm" svg:height="0.421cm" svg:x="0.295cm" svg:y="0.105cm" svg:viewBox="0 0 97 422" svg:d="M97 418c0-1 0-2-7-10-52-52-66-133-66-197 0-73 17-147 68-199 5-6 5-6 5-7 0-4-1-5-3-5-5 0-42 29-68 83-21 46-26 92-26 128 0 33 5 85 28 131 25 52 61 80 66 80 2 0 3-2 3-4z"><text:p/></draw:path><draw:path draw:style-name="gr4" draw:text-style-name="P8" svg:width="0.192cm" svg:height="0.19cm" svg:x="0.434cm" svg:y="0.236cm" svg:viewBox="0 0 193 191" svg:d="M140 28c-7-16-20-28-38-28-50 0-102 62-102 124 0 39 23 67 56 67 9 0 29-1 54-31 4 18 18 31 39 31 15 0 25-10 31-23 7-15 13-41 13-42 0-3-3-3-5-3-4 0-4 1-6 7-7 27-15 53-32 53-12 0-13-12-13-21 0-8 1-12 6-31 5-17 6-22 9-37 5-20 10-40 15-59 3-12 3-13 3-15 0-7-4-12-12-12-10 0-16 10-18 20zM113 137c-3 7-3 8-9 16-18 22-36 30-48 30-20 0-26-24-26-40 0-22 13-73 23-93 13-25 32-40 49-40 28 0 34 34 34 37 0 2-2 5-2 7-7 28-14 55-21 83z"><text:p/></draw:path><draw:path draw:style-name="gr4" draw:text-style-name="P8" svg:width="0.28cm" svg:height="0.28cm" svg:x="0.757cm" svg:y="0.177cm" svg:viewBox="0 0 281 281" svg:d="M149 149c39 0 78 0 117 0 6 0 15 0 15-8 0-9-9-9-15-9-39 0-78 0-117 0 0-40 0-79 0-119 0-6 0-13-9-13-8 0-8 7-8 13 0 40 0 79 0 119-40 0-78 0-118 0-6 0-14 0-14 9 0 8 8 8 14 8 40 0 78 0 118 0 0 38 0 78 0 118 0 6 0 14 8 14 9 0 9-8 9-14 0-40 0-80 0-118z"><text:p/></draw:path><draw:path draw:style-name="gr4" draw:text-style-name="P8" svg:width="0.207cm" svg:height="0.296cm" svg:x="1.178cm" svg:y="0.131cm" svg:viewBox="0 0 208 297" svg:d="M98 5c0-1 0-5-6-5-9 0-39 4-51 4-3 1-7 1-7 8 0 5 3 5 9 5 21 0 22 3 22 7 0 2-1 6-1 8-21 82-41 163-62 244-2 6-2 6-2 9 0 11 8 12 13 12 6 0 13-5 16-11 2-11 5-22 7-31 4-14 6-27 10-39 2-9 4-19 7-29 1-2 3-15 5-18 1-4 14-27 28-39 9-6 21-15 40-15 18 0 23 15 23 30 0 23-16 69-25 94-4 10-6 16-6 24 0 19 14 34 34 34 40 0 56-62 56-65 0-4-4-4-5-4-5 0-5 1-7 7-6 23-20 53-42 53-8 0-11-5-11-14 0-11 3-21 7-30 7-18 26-69 26-93 0-27-16-45-49-45-26 0-47 13-62 32 11-44 23-89 33-133z"><text:p/></draw:path><draw:path draw:style-name="gr4" draw:text-style-name="P8" svg:width="0.096cm" svg:height="0.421cm" svg:x="1.423cm" svg:y="0.105cm" svg:viewBox="0 0 97 422" svg:d="M97 211c0-33-5-84-27-132-26-51-62-79-66-79-3 0-4 1-4 5 0 1 0 1 7 9 42 41 66 109 66 197 0 72-15 147-68 200-5 5-5 6-5 7 0 2 1 4 4 4 4 0 42-29 67-82 21-47 26-94 26-129z"><text:p/></draw:path><draw:path draw:style-name="gr4" draw:text-style-name="P8" svg:width="0.257cm" svg:height="0.016cm" svg:x="1.69cm" svg:y="0.309cm" svg:viewBox="0 0 258 17" svg:d="M244 17c7 0 14 0 14-9 0-8-7-8-14-8-76 0-153 0-228 0-8 0-16 0-16 8 0 9 8 9 16 9 75 0 152 0 228 0z"><text:p/></draw:path><draw:path draw:style-name="gr4" draw:text-style-name="P8" svg:width="0.21cm" svg:height="0.382cm" svg:x="2.1cm" svg:y="0.124cm" svg:viewBox="0 0 211 383" svg:d="M133 129c12 0 24 0 36 0 9 0 12 0 12-9 0-5-3-5-11-5-12 0-22 0-34 0 2-15 6-32 8-48 2-8 7-38 11-43 3-8 11-14 19-14 1 0 13 0 20 7-18 1-22 17-22 23 0 9 8 14 15 14 11 0 24-10 24-25 0-19-20-29-37-29-14 0-41 7-54 49-2 9-4 13-13 66-10 0-19 0-29 0-8 0-13 0-13 9 0 5 3 5 12 5s18 0 27 0c-10 55-20 110-31 167-8 40-15 79-37 79-1 0-12 0-20-9 19-1 24-15 24-22 0-10-9-15-16-15-12 0-24 10-24 25 0 20 19 29 36 29 23 0 41-24 48-41 13-26 23-77 24-80 8-45 17-89 25-133z"><text:p/></draw:path><draw:path draw:style-name="gr4" draw:text-style-name="P8" svg:width="0.097cm" svg:height="0.421cm" svg:x="2.371cm" svg:y="0.105cm" svg:viewBox="0 0 98 422" svg:d="M98 418c0-1 0-2-7-10-53-52-66-133-66-197 0-73 16-147 67-199 6-6 6-6 6-7 0-4-2-5-4-5-4 0-42 29-68 83-20 46-26 92-26 128 0 33 5 85 29 131 25 52 61 80 65 80 2 0 4-2 4-4z"><text:p/></draw:path><draw:path draw:style-name="gr4" draw:text-style-name="P8" svg:width="0.192cm" svg:height="0.19cm" svg:x="2.51cm" svg:y="0.236cm" svg:viewBox="0 0 193 191" svg:d="M140 28c-7-16-19-28-38-28-49 0-102 62-102 124 0 39 24 67 56 67 9 0 30-1 56-31 2 18 18 31 38 31 14 0 24-10 31-23 7-15 12-41 12-42 0-3-3-3-5-3-4 0-4 1-6 7-7 27-14 53-32 53-11 0-12-12-12-21 0-8 1-12 5-31 5-17 6-22 9-37 5-20 11-40 16-59 2-12 2-13 2-15 0-7-4-12-12-12-9 0-16 10-18 20zM113 137c-1 7-1 8-9 16-18 22-34 30-46 30-22 0-28-24-28-40 0-22 13-73 24-93 12-25 31-40 48-40 28 0 34 34 34 37 0 2-2 5-2 7-7 28-14 55-21 83z"><text:p/></draw:path><draw:path draw:style-name="gr4" draw:text-style-name="P8" svg:width="0.096cm" svg:height="0.421cm" svg:x="2.739cm" svg:y="0.105cm" svg:viewBox="0 0 97 422" svg:d="M97 211c0-33-3-84-27-132-26-51-62-79-66-79-3 0-4 1-4 5 0 1 0 1 8 9 41 41 65 109 65 197 0 72-15 147-67 200-6 5-6 6-6 7 0 2 1 4 4 4 4 0 43-29 67-82 21-47 26-94 26-129z"><text:p/></draw:path><draw:path draw:style-name="gr4" draw:text-style-name="P8" svg:width="2.878cm" svg:height="0.016cm" svg:x="0.001cm" svg:y="0.594cm" svg:viewBox="0 0 2879 17" svg:d="M1440 17c-480 0-960 0-1440 0 0-6 0-11 0-17 960 0 1920 0 2879 0 0 6 0 11 0 17-479 0-959 0-1439 0z"><text:p/></draw:path><draw:path draw:style-name="gr4" draw:text-style-name="P8" svg:width="0.207cm" svg:height="0.297cm" svg:x="1.342cm" svg:y="0.704cm" svg:viewBox="0 0 208 298" svg:d="M98 5c-2-1 0-5-6-5-9 0-40 4-51 5-4 0-9 0-9 8 0 5 5 5 11 5 21 0 21 2 21 7 0 3-2 6-2 9-20 80-40 161-61 242-1 6-1 7-1 10 0 10 8 12 12 12 7 0 13-5 16-11 2-11 6-22 8-32 4-14 6-27 10-39 2-8 4-18 7-27 0-3 3-17 3-20 2-3 15-27 29-38 10-7 23-16 41-16s23 15 23 30c0 23-16 69-27 95-3 10-4 15-4 23 0 19 14 35 34 35 40 0 56-61 56-65 0-5-5-5-6-5-4 0-4 1-6 9-6 21-20 51-44 51-7 0-9-3-9-14 0-10 3-21 7-29 7-19 26-68 26-94 0-27-18-44-49-44-26 0-47 13-62 32 11-44 23-90 33-134z"><text:p/></draw:path><draw:path draw:style-name="gr4" draw:text-style-name="P8" svg:width="0.28cm" svg:height="0.098cm" svg:x="3.07cm" svg:y="0.55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8" svg:width="0.106cm" svg:height="0.195cm" svg:x="3.861cm" svg:y="0cm" svg:viewBox="0 0 107 196" svg:d="M66 8c0-8 0-8-8-8-20 19-46 19-58 19 0 4 0 7 0 11 7 0 26 0 42-8 0 50 0 99 0 150 0 9 0 14-29 14-3 0-8 0-12 0 0 3 0 6 0 10 6 0 42-1 53-1 10 0 47 1 53 1 0-4 0-7 0-10-4 0-7 0-11 0-30 0-30-5-30-14 0-54 0-110 0-164z"><text:p/></draw:path><draw:path draw:style-name="gr4" draw:text-style-name="P8" svg:width="0.637cm" svg:height="0.016cm" svg:x="3.593cm" svg:y="0.25cm" svg:viewBox="0 0 638 17" svg:d="M319 17c-107 0-212 0-319 0 0-6 0-11 0-17 212 0 426 0 638 0 0 6 0 11 0 17-106 0-212 0-319 0z"><text:p/></draw:path><draw:path draw:style-name="gr4" draw:text-style-name="P8" svg:width="0.149cm" svg:height="0.132cm" svg:x="3.611cm" svg:y="0.378cm" svg:viewBox="0 0 150 133" svg:d="M106 18c-6-10-16-18-30-18-38 0-76 42-76 84 0 29 19 49 44 49 16 0 30-8 42-20 5 18 23 20 30 20 11 0 18-6 24-15 6-11 10-28 10-29 0-5-4-5-5-5-3 0-5 1-6 10-3 14-9 31-21 31-9 0-10-6-10-14 0-5 2-16 4-23 2-9 6-21 7-27 2-7 3-15 6-23 1-7 5-21 5-22 0-6-5-10-10-10s-12 4-14 12zM88 94c-3 8-9 14-16 20-2 3-14 11-26 11s-22-7-22-28c0-15 8-49 14-60 15-24 29-29 38-29 20 0 26 23 26 27 0 1 0 2-1 3-5 18-9 38-13 56z"><text:p/></draw:path><draw:path draw:style-name="gr4" draw:text-style-name="P8" svg:width="0.216cm" svg:height="0.216cm" svg:x="3.796cm" svg:y="0.326cm" svg:viewBox="0 0 217 217" svg:d="M116 115c30 0 60 0 90 0 4 0 11 0 11-7s-6-7-11-7c-30 0-60 0-90 0 0-30 0-60 0-90 0-4 0-11-7-11s-7 6-7 11c0 30 0 60 0 90-30 0-61 0-91 0-4 0-11 0-11 7s7 7 11 7c30 0 61 0 91 0 0 30 0 60 0 92 0 3 0 10 7 10s7-7 7-10c0-32 0-62 0-92z"><text:p/></draw:path><draw:path draw:style-name="gr4" draw:text-style-name="P8" svg:width="0.16cm" svg:height="0.207cm" svg:x="4.057cm" svg:y="0.303cm" svg:viewBox="0 0 161 208" svg:d="M71 10c0-2 1-4 1-5 0-3-1-5-5-5-6 0-30 2-38 4-3 0-6 0-6 6 0 4 3 4 7 4 14 0 14 2 14 4s0 5-1 7c-14 55-27 112-42 167-1 5-1 4-1 6 0 5 4 10 11 10 2 0 8-1 12-7 0-3 3-12 5-20s4-16 7-25c0-5 3-17 3-20 4-12 4-12 10-22 10-14 24-31 47-31 17 0 18 14 18 20 0 18-13 52-18 64-3 8-4 11-4 16 0 15 12 25 28 25 29 0 42-41 42-45s-4-4-5-4c-4 0-4 2-5 6-7 22-20 34-31 34-7 0-8-3-8-9 0-7 2-11 7-24 3-10 15-41 15-58 0-5 0-17-10-25-5-4-14-9-28-9-22 0-37 12-48 26 7-30 16-60 23-90z"><text:p/></draw:path><draw:path draw:style-name="gr4" draw:text-style-name="P8" svg:width="0.256cm" svg:height="0.016cm" svg:x="4.412cm" svg:y="0.25cm" svg:viewBox="0 0 257 17" svg:d="M242 17c8 0 15 0 15-9 0-8-7-8-15-8-75 0-152 0-228 0-7 0-14 0-14 8 0 9 7 9 14 9 76 0 153 0 228 0z"><text:p/></draw:path><draw:path draw:style-name="gr4" draw:text-style-name="P8" svg:width="0.107cm" svg:height="0.195cm" svg:x="4.888cm" svg:y="0cm" svg:viewBox="0 0 108 196" svg:d="M67 8c0-8-1-8-9-8-18 19-46 19-58 19 0 4 0 7 0 11 7 0 26 0 43-8 0 50 0 99 0 150 0 9 0 14-30 14-3 0-7 0-11 0 0 3 0 6 0 10 5 0 42-1 53-1 9 0 46 1 53 1 0-4 0-7 0-10-4 0-8 0-12 0-29 0-29-5-29-14 0-54 0-110 0-164z"><text:p/></draw:path><draw:path draw:style-name="gr4" draw:text-style-name="P8" svg:width="0.183cm" svg:height="0.016cm" svg:x="4.849cm" svg:y="0.25cm" svg:viewBox="0 0 184 17" svg:d="M91 17c-30 0-61 0-91 0 0-6 0-11 0-17 61 0 122 0 184 0 0 6 0 11 0 17-32 0-62 0-93 0z"><text:p/></draw:path><draw:path draw:style-name="gr4" draw:text-style-name="P8" svg:width="0.15cm" svg:height="0.132cm" svg:x="4.867cm" svg:y="0.378cm" svg:viewBox="0 0 151 133" svg:d="M107 18c-6-10-17-18-30-18-39 0-77 42-77 84 0 29 19 49 44 49 17 0 30-8 42-20 6 18 23 20 32 20s18-6 22-15c6-11 11-28 11-29 0-5-3-4-5-5-4 0-4 1-7 10-3 14-8 31-21 31-8 0-10-6-10-14 0-5 2-16 5-23 2-9 5-21 6-27 2-7 3-15 6-23 2-7 6-21 6-22 0-6-6-10-11-10s-12 4-13 12zM88 94c-2 8-9 14-15 20-3 3-14 11-27 11-11 0-22-7-22-28 0-15 8-49 16-60 13-24 28-29 37-29 20 0 26 23 26 27 0 1-1 2-1 3-5 18-10 38-14 56z"><text:p/></draw:path><draw:path draw:style-name="gr4" draw:text-style-name="P8" svg:width="1.54cm" svg:height="0.016cm" svg:x="3.542cm" svg:y="0.594cm" svg:viewBox="0 0 1541 17" svg:d="M770 17c-256 0-513 0-770 0 0-6 0-11 0-17 514 0 1027 0 1541 0 0 6 0 11 0 17-257 0-514 0-771 0z"><text:p/></draw:path><draw:path draw:style-name="gr4" draw:text-style-name="P8" svg:width="0.207cm" svg:height="0.297cm" svg:x="4.214cm" svg:y="0.704cm" svg:viewBox="0 0 208 298" svg:d="M98 5c-2-1 0-5-6-5-9 0-40 4-51 5-4 0-7 0-7 8 0 5 3 5 9 5 21 0 22 2 22 7 0 3-1 6-1 9-21 80-41 161-62 242-2 6-2 7-2 10 0 10 8 12 12 12 7 0 14-5 16-11 2-11 6-22 8-32 4-14 6-27 10-39 2-8 4-18 7-27 0-3 3-17 5-20 1-3 14-27 28-38 9-7 22-16 40-16s23 15 23 30c0 23-16 69-27 95-2 10-4 15-4 23 0 19 14 35 34 35 40 0 56-61 56-65 0-5-4-5-5-5-5 0-5 1-7 9-6 21-20 51-44 51-7 0-9-3-9-14 0-10 3-21 7-29 7-19 26-68 26-94 0-27-16-44-49-44-26 0-47 13-62 32 11-44 23-90 33-134z"><text:p/></draw:path></draw:g></draw:g></text:p>
      <text:h text:style-name="Heading_20_3" text:outline-level="3">Fonction racine carré</text:h>
      <text:p text:style-name="Text_20_body"><draw:g text:anchor-type="as-char" svg:y="-0.342cm" draw:z-index="7" draw:name="Forme6" draw:style-name="gr1"><svg:title>TexMaths</svg:title><svg:desc>12§display§f(x)=\sqrt{x}§svg§600§FALSE§</svg:desc><draw:g draw:style-name="gr2"><draw:path draw:style-name="gr3" draw:text-style-name="P7" svg:width="1.929cm" svg:height="0.401cm" svg:x="0.001cm" svg:y="0.022cm" svg:viewBox="0 0 1930 402" svg:d="M966 402c-323 0-645 0-966 0 0-134 0-268 0-402 643 0 1287 0 1930 0 0 134 0 268 0 402-321 0-643 0-964 0z"><text:p/></draw:path><draw:path draw:style-name="gr4" draw:text-style-name="P8" svg:width="0.209cm" svg:height="0.381cm" svg:x="0.002cm" svg:y="0.045cm" svg:viewBox="0 0 210 382" svg:d="M132 128c12 0 24 0 36 0 8 0 13 0 13-8 0-5-5-5-12-5-12 0-23 0-35 0 4-17 6-32 10-48 1-9 7-38 10-44 3-7 10-15 20-15 1 0 12 0 20 9-19 1-22 15-22 23 0 9 7 14 15 14 11 0 23-10 23-25 0-19-19-29-36-29-14 0-42 7-54 49-2 9-4 13-14 66-10 0-20 0-29 0s-12 0-12 9c0 4 3 4 11 4 9 0 19 0 28 0-10 56-21 111-32 165-7 41-14 79-36 79-2 0-12 0-20-7 19-1 22-17 22-23 0-10-7-14-15-14-11 0-23 8-23 25 0 19 18 29 36 29 23 0 40-26 47-41 14-27 24-78 24-81 8-43 17-87 25-132z"><text:p/></draw:path><draw:path draw:style-name="gr4" draw:text-style-name="P8" svg:width="0.096cm" svg:height="0.419cm" svg:x="0.273cm" svg:y="0.027cm" svg:viewBox="0 0 97 420" svg:d="M97 415c0-1 0-1-7-8-53-54-66-133-66-197 0-73 16-146 68-199 5-5 5-5 5-7 0-3-1-4-3-4-5 0-42 29-68 82-21 46-26 93-26 128 0 32 5 83 28 131 25 51 61 79 66 79 2 0 3-1 3-5z"><text:p/></draw:path><draw:path draw:style-name="gr4" draw:text-style-name="P8" svg:width="0.209cm" svg:height="0.19cm" svg:x="0.408cm" svg:y="0.155cm" svg:viewBox="0 0 210 191" svg:d="M128 59c3-11 12-49 42-49 2 0 12 0 21 4-12 3-21 14-21 23 0 7 5 16 17 16 9 0 23-9 23-25 0-22-25-28-40-28-24 0-39 23-44 32-11-27-34-32-46-32-43 0-67 54-67 65 0 5 4 5 5 5 4 0 5-2 5-5 14-46 43-55 57-55 8 0 22 3 22 27 0 13-6 42-22 101-7 25-21 43-40 43-3 0-12 0-21-5 10-2 19-10 19-22s-9-16-15-16c-12 0-23 12-23 25 0 19 20 28 40 28 27 0 43-30 44-33 5 16 20 33 46 33 43 0 67-54 67-65 0-5-4-5-5-5-5 0-5 3-6 5-14 46-42 55-56 55-16 0-23-13-23-27 0-10 2-18 7-38 5-19 10-38 14-57z"><text:p/></draw:path><draw:path draw:style-name="gr4" draw:text-style-name="P8" svg:width="0.097cm" svg:height="0.419cm" svg:x="0.659cm" svg:y="0.027cm" svg:viewBox="0 0 98 420" svg:d="M98 210c0-32-4-83-27-131-25-51-63-79-66-79s-5 1-5 4c0 2 0 2 8 10 41 41 66 108 66 196 0 71-15 145-68 198-6 6-6 6-6 7 0 3 2 5 5 5s42-29 67-83c22-45 26-92 26-127z"><text:p/></draw:path><draw:path draw:style-name="gr4" draw:text-style-name="P8" svg:width="0.28cm" svg:height="0.097cm" svg:x="0.94cm" svg:y="0.187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8" svg:width="0.328cm" svg:height="0.419cm" svg:x="1.391cm" svg:y="0.001cm" svg:viewBox="0 0 329 420" svg:d="M133 376c-25-54-49-108-74-162-3-8-5-8-6-8-3 2-3 0-7 4-14 10-27 19-40 29-6 5-6 6-6 7 0 2 1 5 4 5s10-6 14-10c4-2 10-6 14-8 28 60 56 120 83 180 3 7 5 7 9 7 6 0 8-2 10-8 64-132 128-263 191-395 4-6 4-7 4-9 0-3-4-8-9-8-3 0-6 2-9 10-59 122-119 243-178 366z"><text:p/></draw:path><draw:path draw:style-name="gr4" draw:text-style-name="P8" svg:width="0.24cm" svg:height="0.016cm" svg:x="1.711cm" svg:y="0.001cm" svg:viewBox="0 0 241 17" svg:d="M120 17c-40 0-80 0-120 0 0-6 0-11 0-17 80 0 161 0 241 0 0 6 0 11 0 17-41 0-80 0-121 0z"><text:p/></draw:path><draw:path draw:style-name="gr4" draw:text-style-name="P8" svg:width="0.209cm" svg:height="0.19cm" svg:x="1.723cm" svg:y="0.155cm" svg:viewBox="0 0 210 191" svg:d="M128 59c3-11 14-49 42-49 3 0 12 0 22 4-12 3-20 14-20 23 0 7 4 16 15 16 10 0 23-9 23-25 0-22-25-28-40-28-24 0-38 23-43 32-11-27-33-32-45-32-45 0-69 54-69 65 0 5 4 3 5 5 4 0 5-2 6-5 14-46 42-55 56-55 9 0 23 3 23 27 0 13-7 42-23 101-7 25-21 43-39 43-4 0-13 0-22-5 11-2 21-10 21-22s-10-16-16-16c-13 0-24 12-24 25 0 19 22 28 40 28 27 0 43-30 44-33 5 16 20 33 46 33 43 0 67-54 67-65 0-5-4-5-5-5-4 0-5 3-6 5-13 46-42 55-55 55-17 0-24-13-24-27 0-10 3-18 7-38 5-19 10-38 14-57z"><text:p/></draw:path></draw:g></draw:g></text:p>
      <text:p text:style-name="P4">Calcul au point <draw:g text:anchor-type="as-char" svg:y="-0.288cm" draw:z-index="10" draw:name="Forme7" draw:style-name="gr1"><svg:title>TexMaths</svg:title><svg:desc>12§display§a = 0§svg§600§FALSE§</svg:desc><draw:g draw:style-name="gr2"><draw:path draw:style-name="gr3" draw:text-style-name="P7" svg:width="0.933cm" svg:height="0.244cm" svg:x="0.006cm" svg:y="0.019cm" svg:viewBox="0 0 934 245" svg:d="M0 0c311 0 623 0 934 0 0 82 0 163 0 245-311 0-623 0-934 0 0-82 0-163 0-245z"><text:p/></draw:path><draw:path draw:style-name="gr4" draw:text-style-name="P8" svg:width="0.192cm" svg:height="0.188cm" svg:x="0.001cm" svg:y="0.092cm" svg:viewBox="0 0 193 189" svg:d="M141 28c-8-16-21-28-39-28-49 0-102 62-102 123 0 39 23 66 56 66 9 0 29-1 54-31 4 18 18 31 39 31 16 0 25-9 31-22 7-16 13-40 13-41 0-4-3-4-4-4-5 0-5 1-6 7-8 27-16 51-33 51-11 0-13-11-13-19 0-9 1-12 6-30 5-17 6-22 10-38 4-20 9-39 14-58 4-12 4-13 4-15 0-7-5-12-12-12-11 0-17 10-18 20zM113 137c-3 7-3 8-9 14-18 23-36 29-48 29-20 0-26-23-26-37 0-22 13-73 23-93 13-25 32-40 49-40 28 0 34 34 34 37 0 2-2 5-2 7-7 28-14 55-21 83z"><text:p/></draw:path><draw:path draw:style-name="gr4" draw:text-style-name="P8" svg:width="0.279cm" svg:height="0.097cm" svg:x="0.348cm" svg:y="0.123cm" svg:viewBox="0 0 280 98" svg:d="M265 17c6 0 15 0 15-9 0-8-9-8-13-8-86 0-170 0-254 0-6 0-13 0-13 8 0 9 7 9 14 9 84 0 167 0 251 0zM267 98c4 0 13 0 13-8 0-9-9-9-15-9-84 0-167 0-251 0-7 0-14 0-14 9 0 8 7 8 13 8 84 0 168 0 254 0z"><text:p/></draw:path><draw:path draw:style-name="gr4" draw:text-style-name="P8" svg:width="0.177cm" svg:height="0.287cm" svg:x="0.784cm" svg:y="0cm" svg:viewBox="0 0 178 288" svg:d="M178 145c0-34-3-67-17-98-19-40-54-47-72-47-25 0-55 11-73 50-14 29-16 61-16 95 0 30 2 68 19 101 18 33 49 42 70 42 23 0 55-9 73-49 13-29 16-62 16-94zM89 278c-17 0-41-10-49-50-5-25-5-64-5-88 0-26 0-55 3-76 9-51 40-54 51-54 14 0 42 7 49 49 5 22 5 55 5 81 0 30 0 59-5 87-6 39-30 51-49 51z"><text:p/></draw:path></draw:g></draw:g></text:p>
      <text:p text:style-name="P1"><draw:g text:anchor-type="as-char" svg:y="-0.676cm" draw:z-index="2" draw:name="Forme8" draw:style-name="gr1"><svg:title>TexMaths</svg:title><svg:desc>12§display§\frac{f(a+h)-f(a)}{h} = \frac{\sqrt{h(+0)}- \sqrt{0}}{h} = \frac{\sqrt{h}}{\sqrt{h} \times \sqrt{h}} = \frac{1}{\sqrt{h}}§svg§600§FALSE§</svg:desc><draw:g draw:style-name="gr2"><draw:path draw:style-name="gr3" draw:text-style-name="P7" svg:width="9.733cm" svg:height="1.018cm" svg:x="0.022cm" svg:y="0.02cm" svg:viewBox="0 0 9734 1019" svg:d="M4868 1019c-1623 0-3245 0-4868 0 0-340 0-679 0-1019 3245 0 6489 0 9734 0 0 340 0 679 0 1019-1623 0-3245 0-4866 0z"><text:p/></draw:path><draw:path draw:style-name="gr4" draw:text-style-name="P8" svg:width="0.209cm" svg:height="0.384cm" svg:x="0.024cm" svg:y="0.085cm" svg:viewBox="0 0 210 385" svg:d="M132 129c12 0 24 0 36 0 8 0 13 0 13-9 0-3-5-3-12-3-12 0-23 0-35 0 4-16 6-33 10-49 1-9 7-39 10-44 3-8 10-14 20-14 1 0 12 0 20 7-19 2-22 17-22 23 0 9 7 15 15 15 11 0 23-9 23-25 0-20-19-30-36-30-14 0-41 8-54 49-2 10-4 13-14 68-10 0-20 0-29 0s-12 0-12 7c0 5 3 5 11 5 9 0 19 0 28 0-10 55-21 110-32 167-7 40-14 79-36 79-2 0-12 0-20-7 19-2 22-17 22-23 0-10-7-15-15-15-11 0-23 9-23 26 0 18 18 29 36 29 23 0 40-26 47-41 14-27 24-78 24-81 8-46 17-90 25-134z"><text:p/></draw:path><draw:path draw:style-name="gr4" draw:text-style-name="P8" svg:width="0.096cm" svg:height="0.421cm" svg:x="0.295cm" svg:y="0.07cm" svg:viewBox="0 0 97 422" svg:d="M97 417c0-1 0-2-7-10-52-53-66-132-66-197 0-73 17-146 68-199 5-5 5-6 5-7 0-3-1-4-3-4-5 0-42 28-68 82-21 47-26 93-26 128 0 33 5 84 28 132 25 52 61 80 66 80 2 0 3-1 3-5z"><text:p/></draw:path><draw:path draw:style-name="gr4" draw:text-style-name="P8" svg:width="0.192cm" svg:height="0.19cm" svg:x="0.434cm" svg:y="0.198cm" svg:viewBox="0 0 193 191" svg:d="M140 26c-7-15-20-26-39-26-49 0-101 61-101 124 0 39 23 67 56 67 9 0 29-2 54-32 4 18 18 32 39 32 15 0 25-10 31-24 7-14 8-28 13-41 0-5-3-5-5-5-4 0-4 3-6 8-7 27-15 52-32 52-12 0-13-10-13-19s1-13 6-31 6-22 9-38c5-20 10-40 15-59 3-12 3-12 3-15 0-7-4-11-12-11-10 0-16 9-18 18zM113 136c-3 7-3 8-9 15-19 23-36 30-48 30-20 0-26-22-26-39 0-22 13-74 23-93 13-25 32-41 49-41 28 0 34 35 34 38 0 2-2 6-2 7-7 28-14 55-21 83z"><text:p/></draw:path><draw:path draw:style-name="gr4" draw:text-style-name="P8" svg:width="0.28cm" svg:height="0.28cm" svg:x="0.757cm" svg:y="0.138cm" svg:viewBox="0 0 281 281" svg:d="M149 149c39 0 78 0 117 0 6 0 15 0 15-8 0-9-9-9-15-9-39 0-78 0-117 0 0-39 0-78 0-118 0-6 0-14-9-14-8 0-8 8-8 14 0 40 0 79 0 118-40 0-78 0-118 0-6 0-14 0-14 9 0 8 8 8 14 8 40 0 78 0 118 0 0 38 0 78 0 118 0 6 0 14 8 14 9 0 9-8 9-14 0-40 0-80 0-118z"><text:p/></draw:path><draw:path draw:style-name="gr4" draw:text-style-name="P8" svg:width="0.207cm" svg:height="0.297cm" svg:x="1.178cm" svg:y="0.092cm" svg:viewBox="0 0 208 298" svg:d="M98 5c-2-1 0-5-6-5-9 0-39 4-51 5-3 0-7 0-7 8 0 5 3 5 9 5 21 0 22 2 22 7 0 3-1 6-1 9-21 80-41 161-62 242-2 6-2 8-2 10 0 10 8 12 13 12 6 0 13-5 16-11 2-11 5-21 7-32 4-13 6-27 10-39 2-8 4-18 7-27 1-3 3-17 5-20 1-3 14-27 28-38 9-7 22-16 40-16s23 15 23 30c0 23-16 69-25 95-4 10-6 15-6 23 0 19 14 35 34 35 40 0 56-62 56-65 0-5-4-5-5-5-5 0-5 2-7 8-6 22-20 52-42 52-8 0-11-4-11-14s3-20 7-29c7-19 26-68 26-94 0-27-16-44-49-44-26 0-47 13-62 32 11-44 23-90 33-134z"><text:p/></draw:path><draw:path draw:style-name="gr4" draw:text-style-name="P8" svg:width="0.097cm" svg:height="0.421cm" svg:x="1.422cm" svg:y="0.07cm" svg:viewBox="0 0 98 422" svg:d="M98 210c0-32-4-84-27-131-25-53-61-79-66-79-3 0-5 1-5 4 0 1 0 2 8 9 42 42 66 110 66 197 0 72-15 147-68 200-6 5-6 6-6 7 0 2 2 5 5 5 5 0 42-29 67-83 22-46 26-93 26-129z"><text:p/></draw:path><draw:path draw:style-name="gr4" draw:text-style-name="P8" svg:width="0.257cm" svg:height="0.016cm" svg:x="1.691cm" svg:y="0.272cm" svg:viewBox="0 0 258 17" svg:d="M244 17c7 0 14 0 14-9 0-8-7-8-14-8-76 0-153 0-228 0-8 0-16 0-16 8 0 9 8 9 16 9 75 0 152 0 228 0z"><text:p/></draw:path><draw:path draw:style-name="gr4" draw:text-style-name="P8" svg:width="0.21cm" svg:height="0.384cm" svg:x="2.1cm" svg:y="0.085cm" svg:viewBox="0 0 211 385" svg:d="M133 129c12 0 24 0 36 0 9 0 12 0 12-9 0-3-3-3-11-3-12 0-22 0-34 0 2-16 6-33 8-49 1-9 7-39 10-44 4-8 12-14 20-14 1 0 13 0 20 7-18 2-22 17-22 23 0 9 8 15 15 15 11 0 24-9 24-25 0-20-20-30-37-30-14 0-41 8-54 49-2 10-4 13-13 68-10 0-19 0-29 0-8 0-13 0-13 7 0 5 3 5 12 5s18 0 27 0c-10 55-20 110-31 167-8 40-15 79-37 79-1 0-12 0-20-7 19-2 24-17 24-23 0-10-9-15-16-15-12 0-24 9-24 26 0 18 19 29 36 29 23 0 40-26 48-41 13-27 23-78 23-81 8-46 18-90 26-134z"><text:p/></draw:path><draw:path draw:style-name="gr4" draw:text-style-name="P8" svg:width="0.097cm" svg:height="0.421cm" svg:x="2.371cm" svg:y="0.07cm" svg:viewBox="0 0 98 422" svg:d="M98 417c0-1 0-2-7-10-53-53-66-132-66-197 0-73 16-146 67-199 6-5 6-6 6-7 0-3-2-4-4-4-4 0-42 28-68 82-21 47-26 93-26 128 0 33 5 84 28 132 26 52 62 80 66 80 2 0 4-1 4-5z"><text:p/></draw:path><draw:path draw:style-name="gr4" draw:text-style-name="P8" svg:width="0.192cm" svg:height="0.19cm" svg:x="2.51cm" svg:y="0.198cm" svg:viewBox="0 0 193 191" svg:d="M140 26c-7-15-19-26-38-26-49 0-102 61-102 124 0 39 24 67 56 67 9 0 30-2 56-32 2 18 18 32 38 32 14 0 24-10 31-24s9-28 12-41c0-5-3-5-5-5-4 0-4 3-6 8-7 27-14 52-32 52-11 0-12-10-12-19s0-13 5-31 6-22 9-38c5-20 11-40 16-59 2-12 2-12 2-15 0-7-4-11-12-11-9 0-16 9-18 18zM113 136c-1 7-1 8-9 15-18 23-36 30-46 30-22 0-28-22-28-39 0-22 13-74 23-93 13-25 32-41 49-41 28 0 34 35 34 38 0 2-2 6-2 7-7 28-14 55-21 83z"><text:p/></draw:path><draw:path draw:style-name="gr4" draw:text-style-name="P8" svg:width="0.096cm" svg:height="0.421cm" svg:x="2.741cm" svg:y="0.07cm" svg:viewBox="0 0 97 422" svg:d="M97 210c0-32-3-84-27-131-26-53-62-79-66-79-3 0-4 1-4 4 0 1 0 2 8 9 41 42 65 110 65 197 0 72-15 147-68 200-5 5-5 6-5 7 0 2 1 5 4 5 4 0 43-29 67-83 21-46 26-93 26-129z"><text:p/></draw:path><draw:path draw:style-name="gr4" draw:text-style-name="P8" svg:width="2.879cm" svg:height="0.016cm" svg:x="0.001cm" svg:y="0.556cm" svg:viewBox="0 0 2880 17" svg:d="M1440 17c-480 0-960 0-1440 0 0-6 0-11 0-17 960 0 1920 0 2880 0 0 6 0 11 0 17-480 0-960 0-1440 0z"><text:p/></draw:path><draw:path draw:style-name="gr4" draw:text-style-name="P8" svg:width="0.207cm" svg:height="0.296cm" svg:x="1.343cm" svg:y="0.667cm" svg:viewBox="0 0 208 297" svg:d="M98 4c-2-2 0-4-6-4-9 0-40 2-51 4-4 0-9 1-9 8 0 5 5 5 11 5 21 0 21 3 21 7 0 2-2 6-2 8-20 81-40 161-61 243-1 6-1 7-1 10 0 9 8 12 12 12 7 0 13-5 16-11 2-11 6-22 8-32 4-14 6-26 10-38 2-9 4-19 7-29 0-2 3-16 3-19 2-3 15-27 29-38 10-7 23-15 41-15s23 15 23 29c0 23-16 69-27 95-3 10-4 15-4 23 0 20 14 35 33 35 41 0 57-61 57-65 0-5-5-5-6-5-4 0-4 1-6 9-6 21-20 51-44 51-7 0-9-3-9-13 0-11 3-22 7-30 7-18 26-69 26-93 0-27-18-45-49-45-26 0-47 13-62 32 11-44 23-90 33-134z"><text:p/></draw:path><draw:path draw:style-name="gr4" draw:text-style-name="P8" svg:width="0.28cm" svg:height="0.098cm" svg:x="3.072cm" svg:y="0.517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8" svg:width="0.383cm" svg:height="0.505cm" svg:x="3.59cm" svg:y="0cm" svg:viewBox="0 0 384 506" svg:d="M132 506c13 0 14 0 18-9 77-161 154-320 230-480 4-6 4-7 4-9 0-4-4-8-8-8-6 0-8 4-10 8-72 152-145 303-217 455-30-70-60-140-90-209-19 14-40 28-59 44 2 2 4 5 6 7 10-8 20-15 30-23 32 75 64 149 96 224z"><text:p/></draw:path><draw:path draw:style-name="gr4" draw:text-style-name="P8" svg:width="1.109cm" svg:height="0.016cm" svg:x="3.966cm" svg:y="0cm" svg:viewBox="0 0 1110 17" svg:d="M554 17c-184 0-369 0-554 0 0-6 0-11 0-17 370 0 740 0 1110 0 0 6 0 11 0 17-185 0-371 0-556 0z"><text:p/></draw:path><draw:path draw:style-name="gr4" draw:text-style-name="P8" svg:width="0.207cm" svg:height="0.296cm" svg:x="3.989cm" svg:y="0.085cm" svg:viewBox="0 0 208 297" svg:d="M98 5c0-1 0-5-6-5-9 0-40 4-51 4-4 1-7 1-7 8 0 6 3 6 9 6 21 0 22 2 22 6-1 4-1 6-3 10-20 80-39 161-60 242-2 6-2 6-2 9 0 9 8 12 12 12 7 0 14-5 16-11 2-11 6-22 8-32 4-14 6-26 10-38 2-9 4-19 7-29 0-2 3-15 5-18 1-4 14-27 27-39 10-6 23-15 41-15s23 15 23 30c0 22-16 69-27 94-2 10-4 15-4 23 0 20 14 35 34 35 40 0 56-61 56-65s-4-4-6-4c-4 0-4 2-6 8-6 22-20 52-44 52-7 0-9-4-9-14 0-11 3-20 7-30 7-18 26-69 26-93 0-27-16-45-49-45-26 0-47 13-62 32 11-44 23-89 33-133z"><text:p/></draw:path><draw:path draw:style-name="gr4" draw:text-style-name="P8" svg:width="0.097cm" svg:height="0.421cm" svg:x="4.25cm" svg:y="0.062cm" svg:viewBox="0 0 98 422" svg:d="M98 418c0-1 0-2-7-9-53-53-67-134-67-198 0-73 17-147 68-199 6-6 6-6 6-7 0-4-2-5-4-5-4 0-42 29-68 83-21 46-26 92-26 128 0 33 5 83 28 131 25 52 62 80 66 80 2 0 4-1 4-4z"><text:p/></draw:path><draw:path draw:style-name="gr4" draw:text-style-name="P8" svg:width="0.279cm" svg:height="0.28cm" svg:x="4.397cm" svg:y="0.131cm" svg:viewBox="0 0 280 281" svg:d="M149 149c39 0 78 0 117 0 6 0 14 0 14-8 0-9-8-9-14-9-39 0-78 0-117 0 0-39 0-79 0-119 0-6 0-13-9-13-8 0-8 7-8 13 0 40 0 80 0 119-40 0-79 0-119 0-6 0-13 0-13 9 0 8 7 8 13 8 40 0 79 0 119 0 0 38 0 78 0 118 0 6 0 14 8 14 9 0 9-8 9-14 0-40 0-80 0-118z"><text:p/></draw:path><draw:path draw:style-name="gr4" draw:text-style-name="P8" svg:width="0.177cm" svg:height="0.289cm" svg:x="4.717cm" svg:y="0.098cm" svg:viewBox="0 0 178 290" svg:d="M178 145c0-33-3-67-17-98-19-41-54-47-72-47-25 0-57 11-73 49-14 30-16 63-16 96 0 32 1 70 19 103s49 42 70 42c23 0 54-9 73-50 13-29 16-61 16-95zM89 280c-17 0-42-10-49-50-5-26-5-64-5-89 0-28 0-56 3-79 9-50 40-54 51-54 13 0 42 9 49 50 5 24 5 56 5 83 0 31 0 60-5 87-6 40-30 52-49 52z"><text:p/></draw:path><draw:path draw:style-name="gr4" draw:text-style-name="P8" svg:width="0.097cm" svg:height="0.421cm" svg:x="4.934cm" svg:y="0.062cm" svg:viewBox="0 0 98 422" svg:d="M98 211c0-33-4-84-28-132-26-51-62-79-66-79-3 0-4 2-4 5 0 1 0 1 8 9 41 41 65 109 65 197 0 73-15 146-67 200-6 5-6 6-6 7 0 3 1 4 4 4 4 0 43-29 67-82 21-47 27-94 27-129z"><text:p/></draw:path><draw:path draw:style-name="gr4" draw:text-style-name="P8" svg:width="0.257cm" svg:height="0.016cm" svg:x="5.203cm" svg:y="0.265cm" svg:viewBox="0 0 258 17" svg:d="M242 17c8 0 16 0 16-9 0-8-8-8-16-8-75 0-152 0-228 0-7 0-14 0-14 8 0 9 7 9 14 9 76 0 153 0 228 0z"><text:p/></draw:path><draw:path draw:style-name="gr4" draw:text-style-name="P8" svg:width="0.328cm" svg:height="0.421cm" svg:x="5.621cm" svg:y="0.011cm" svg:viewBox="0 0 329 422" svg:d="M133 377c-25-55-49-109-74-163-4-7-5-7-6-7s-3 0-7 3c-14 10-28 20-41 30-5 5-5 6-5 8 0 1 1 4 4 4 2 0 9-6 14-9 2-3 10-7 13-11 28 60 57 121 84 183 3 7 5 7 9 7 6 0 7-3 10-9 64-132 128-264 191-396 4-6 4-7 4-9 0-4-4-8-9-8-3 0-6 2-9 8-59 123-119 246-178 369z"><text:p/></draw:path><draw:path draw:style-name="gr4" draw:text-style-name="P8" svg:width="0.21cm" svg:height="0.016cm" svg:x="5.941cm" svg:y="0.011cm" svg:viewBox="0 0 211 17" svg:d="M106 17c-35 0-71 0-106 0 0-6 0-11 0-17 71 0 140 0 211 0 0 6 0 11 0 17-35 0-71 0-105 0z"><text:p/></draw:path><draw:path draw:style-name="gr4" draw:text-style-name="P8" svg:width="0.177cm" svg:height="0.289cm" svg:x="5.958cm" svg:y="0.098cm" svg:viewBox="0 0 178 290" svg:d="M178 145c0-33-3-67-17-98-21-41-54-47-72-47-25 0-57 11-73 49-15 30-16 63-16 96 0 32 1 70 18 103 19 33 49 42 70 42 22 0 55-9 74-50 13-29 16-61 16-95zM88 280c-16 0-41-10-48-50-5-26-5-64-5-89 0-28 0-56 3-79 8-50 40-54 50-54 14 0 42 9 50 50 4 24 4 56 4 83 0 31 0 60-4 87-7 40-31 52-50 52z"><text:p/></draw:path><draw:path draw:style-name="gr4" draw:text-style-name="P8" svg:width="2.609cm" svg:height="0.016cm" svg:x="3.544cm" svg:y="0.556cm" svg:viewBox="0 0 2610 17" svg:d="M1306 17c-436 0-870 0-1306 0 0-6 0-11 0-17 870 0 1740 0 2610 0 0 6 0 11 0 17-435 0-870 0-1304 0z"><text:p/></draw:path><draw:path draw:style-name="gr4" draw:text-style-name="P8" svg:width="0.205cm" svg:height="0.296cm" svg:x="4.751cm" svg:y="0.667cm" svg:viewBox="0 0 206 297" svg:d="M97 4c-1-2 0-4-5-4-10 0-40 2-51 4-4 0-9 1-9 8 0 5 4 5 10 5 20 0 22 3 22 7 0 2-2 6-2 8-20 81-40 161-61 243-1 6-1 7-1 10 0 9 8 12 12 12 6 0 13-5 16-11 2-11 4-22 7-32 3-14 6-26 9-38 3-9 5-19 8-29 1-2 4-16 4-19 2-3 15-27 29-38 10-7 23-15 41-15s23 15 23 29c0 23-17 69-27 95-3 10-6 15-6 23 0 20 16 35 35 35 40 0 55-61 55-65 0-5-3-5-4-5-5 0-5 1-6 9-8 21-21 51-44 51-7 0-10-3-10-13 0-11 4-22 8-30 6-18 25-69 25-93 0-27-17-45-48-45-26 0-47 13-62 32 11-44 21-90 32-134z"><text:p/></draw:path><draw:path draw:style-name="gr4" draw:text-style-name="P8" svg:width="0.28cm" svg:height="0.098cm" svg:x="6.343cm" svg:y="0.517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8" svg:width="0.328cm" svg:height="0.421cm" svg:x="7.402cm" svg:y="0.01cm" svg:viewBox="0 0 329 422" svg:d="M133 377c-25-55-49-110-74-164-4-6-5-6-7-6-3 0-3 0-6 2-14 10-28 21-41 31-5 4-5 5-5 6 0 3 1 5 4 5 2 0 9-6 14-8 2-3 8-7 13-11 28 60 55 121 83 183 4 7 6 7 10 7 6 0 7-3 10-9 64-132 128-264 191-396 4-6 3-6 4-9 0-4-4-8-9-8-3 0-7 1-9 8-59 123-119 246-178 369z"><text:p/></draw:path><draw:path draw:style-name="gr4" draw:text-style-name="P8" svg:width="0.241cm" svg:height="0.016cm" svg:x="7.722cm" svg:y="0.01cm" svg:viewBox="0 0 242 17" svg:d="M121 17c-41 0-80 0-121 0 0-6 0-11 0-17 80 0 162 0 242 0 0 6 0 11 0 17-40 0-80 0-121 0z"><text:p/></draw:path><draw:path draw:style-name="gr4" draw:text-style-name="P8" svg:width="0.207cm" svg:height="0.297cm" svg:x="7.745cm" svg:y="0.092cm" svg:viewBox="0 0 208 298" svg:d="M98 5c-2-1 0-5-6-5-9 0-40 4-51 5-4 0-9 0-9 8 0 5 5 5 11 5 21 0 21 2 21 7 0 3-2 6-2 9-20 80-40 161-61 242-1 6-1 8-1 10 0 10 8 12 12 12 7 0 14-5 16-11 2-11 6-21 8-32 4-13 6-27 10-39 2-8 4-18 7-27 0-3 3-17 5-20 1-3 13-27 27-38 10-7 23-16 41-16s23 15 23 30c0 23-16 69-27 95-2 10-4 15-4 23 0 19 14 35 34 35 40 0 56-62 56-65 0-5-5-5-6-5-4 0-4 2-6 8-6 22-20 52-44 52-7 0-9-4-9-14s3-20 7-29c7-19 26-68 26-94 0-27-16-44-49-44-26 0-47 13-62 32 11-44 23-90 33-134z"><text:p/></draw:path><draw:path draw:style-name="gr4" draw:text-style-name="P8" svg:width="1.703cm" svg:height="0.016cm" svg:x="6.816cm" svg:y="0.556cm" svg:viewBox="0 0 1704 17" svg:d="M852 17c-284 0-568 0-852 0 0-6 0-11 0-17 568 0 1136 0 1704 0 0 6 0 11 0 17-284 0-568 0-852 0z"><text:p/></draw:path><draw:path draw:style-name="gr4" draw:text-style-name="P8" svg:width="0.328cm" svg:height="0.421cm" svg:x="6.846cm" svg:y="0.639cm" svg:viewBox="0 0 329 422" svg:d="M133 377c-25-55-49-110-74-164-3-6-5-6-6-6-3 1-3 0-7 3-14 10-27 20-40 30-6 4-6 5-6 6 0 3 1 5 5 5 2 0 9-6 14-8 3-3 9-7 13-11 28 60 56 121 83 183 4 7 5 7 9 7 7 0 8-3 10-9 64-132 129-264 192-396 3-6 2-6 3-9 0-4-4-8-9-8-3 0-6 2-9 8-59 123-119 246-178 369z"><text:p/></draw:path><draw:path draw:style-name="gr4" draw:text-style-name="P8" svg:width="0.243cm" svg:height="0.016cm" svg:x="7.167cm" svg:y="0.639cm" svg:viewBox="0 0 244 17" svg:d="M122 17c-40 0-81 0-122 0 0-6 0-11 0-17 82 0 162 0 244 0 0 6 0 11 0 17-41 0-81 0-122 0z"><text:p/></draw:path><draw:path draw:style-name="gr4" draw:text-style-name="P8" svg:width="0.205cm" svg:height="0.297cm" svg:x="7.191cm" svg:y="0.722cm" svg:viewBox="0 0 206 298" svg:d="M97 5c-1-1 0-5-5-5-9 0-40 4-51 5-4 0-9 1-9 8 0 5 4 5 11 5 19 0 21 4 21 7s-2 6-2 9c-20 80-40 161-61 242-1 6-1 8-1 10 0 10 8 12 12 12 6 0 13-5 16-11 2-11 6-21 8-32 2-13 6-27 8-39 3-8 5-18 8-27 1-3 4-17 4-20 2-3 15-27 29-38 10-7 23-14 41-14s23 13 23 28c0 23-17 69-27 95-3 10-6 15-6 23 0 21 16 35 35 35 40 0 55-61 55-65 0-5-3-5-4-5-5 0-5 2-6 9-8 21-21 51-44 51-7 0-10-3-10-13 0-11 4-21 8-30 6-19 25-68 25-94s-17-44-48-44c-26 0-47 13-62 32 11-44 21-90 32-134z"><text:p/></draw:path><draw:path draw:style-name="gr4" draw:text-style-name="P8" svg:width="0.202cm" svg:height="0.202cm" svg:x="7.566cm" svg:y="0.809cm" svg:viewBox="0 0 203 203" svg:d="M102 89c-29-28-56-55-85-83-5-6-6-6-9-6-4 0-8 4-8 8 0 3 0 4 5 9 27 27 56 56 84 84-28 29-57 56-84 85-5 5-5 5-5 9s4 8 8 8c3 0 4-1 9-6 27-28 56-56 84-84 29 29 59 59 87 88 2 0 4 2 6 2 5 0 9-4 9-8 0-2 0-3-1-5 0-1-68-67-89-89 26-25 51-52 78-77 1-2 8-8 11-11 0-1 1-2 1-5 0-4-4-8-9-8-3 0-4 1-9 6-28 28-55 55-83 83z"><text:p/></draw:path><draw:path draw:style-name="gr4" draw:text-style-name="P8" svg:width="0.328cm" svg:height="0.421cm" svg:x="7.956cm" svg:y="0.639cm" svg:viewBox="0 0 329 422" svg:d="M133 377c-25-55-49-110-74-164-3-6-5-6-6-6-3 1-3 0-7 3-14 10-27 20-40 30-6 4-6 5-6 6 0 3 1 5 4 5s10-6 14-8c4-3 10-7 14-11 28 60 56 121 83 183 3 7 5 7 9 7 7 0 8-3 10-9 64-132 129-264 192-396 3-6 2-6 3-9 0-4-4-8-9-8-3 0-6 2-9 8-59 123-119 246-178 369z"><text:p/></draw:path><draw:path draw:style-name="gr4" draw:text-style-name="P8" svg:width="0.243cm" svg:height="0.016cm" svg:x="8.277cm" svg:y="0.639cm" svg:viewBox="0 0 244 17" svg:d="M121 17c-41 0-80 0-121 0 0-6 0-11 0-17 82 0 162 0 244 0 0 6 0 11 0 17-41 0-82 0-123 0z"><text:p/></draw:path><draw:path draw:style-name="gr4" draw:text-style-name="P8" svg:width="0.207cm" svg:height="0.297cm" svg:x="8.299cm" svg:y="0.722cm" svg:viewBox="0 0 208 298" svg:d="M98 5c-2-1 0-5-6-5-9 0-39 4-50 5-4 0-8 1-8 8 0 5 3 5 9 5 21 0 22 4 22 7s-1 6-1 9c-21 80-41 161-62 242-2 6-2 8-2 10 0 10 8 12 13 12 6 0 13-5 16-11 2-11 5-21 7-32 4-13 6-27 10-39 2-8 4-18 7-27 1-3 5-17 5-20 1-3 14-27 28-38 10-7 22-14 41-14 18 0 23 13 23 28 0 23-17 69-26 95-4 10-6 15-6 23 0 21 14 35 34 35 40 0 56-61 56-65 0-5-4-5-5-5-5 0-5 2-6 9-7 21-21 51-43 51-8 0-11-3-11-13 0-11 3-21 8-30 6-19 25-68 25-94s-16-44-48-44c-27 0-46 13-62 32 11-44 22-90 32-134z"><text:p/></draw:path><draw:path draw:style-name="gr4" draw:text-style-name="P8" svg:width="0.28cm" svg:height="0.098cm" svg:x="8.711cm" svg:y="0.517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8" svg:width="0.138cm" svg:height="0.28cm" svg:x="9.413cm" svg:y="0.105cm" svg:viewBox="0 0 139 281" svg:d="M86 11c0-10 0-11-9-11-27 28-64 28-77 28 0 3 0 8 0 12 8 0 32 0 55-11 0 73 0 145 0 219 0 15-1 20-39 20-5 0-9 0-14 0 0 4 0 8 0 13 15-1 52-1 69-1s53 0 68 1c0-5 0-9 0-13-5 0-9 0-14 0-37 0-39-5-39-20 0-80 0-158 0-237z"><text:p/></draw:path><draw:path draw:style-name="gr4" draw:text-style-name="P8" svg:width="0.594cm" svg:height="0.016cm" svg:x="9.183cm" svg:y="0.556cm" svg:viewBox="0 0 595 17" svg:d="M298 17c-100 0-198 0-298 0 0-6 0-11 0-17 198 0 397 0 595 0 0 6 0 11 0 17-99 0-198 0-297 0z"><text:p/></draw:path><draw:path draw:style-name="gr4" draw:text-style-name="P8" svg:width="0.328cm" svg:height="0.421cm" svg:x="9.214cm" svg:y="0.639cm" svg:viewBox="0 0 329 422" svg:d="M133 377c-25-55-49-110-74-164-3-6-5-6-6-6-3 1-3 0-7 3-14 10-27 20-40 30-6 4-6 5-6 6 0 3 1 5 5 5 2 0 9-6 14-8 3-3 9-7 13-11 28 60 56 121 83 183 4 7 5 7 9 7 7 0 8-3 10-9 64-132 129-264 192-396 3-6 2-6 3-9 0-4-4-8-9-8-3 0-6 2-9 8-59 123-119 246-178 369z"><text:p/></draw:path><draw:path draw:style-name="gr4" draw:text-style-name="P8" svg:width="0.243cm" svg:height="0.016cm" svg:x="9.534cm" svg:y="0.639cm" svg:viewBox="0 0 244 17" svg:d="M122 17c-40 0-81 0-122 0 0-6 0-11 0-17 82 0 162 0 244 0 0 6 0 11 0 17-41 0-81 0-122 0z"><text:p/></draw:path><draw:path draw:style-name="gr4" draw:text-style-name="P8" svg:width="0.205cm" svg:height="0.297cm" svg:x="9.558cm" svg:y="0.722cm" svg:viewBox="0 0 206 298" svg:d="M97 5c-1-1 0-5-5-5-9 0-40 4-51 5-4 0-9 1-9 8 0 5 4 5 10 5 20 0 22 4 22 7s-2 6-2 9c-20 80-40 161-61 242-1 6-1 8-1 10 0 10 8 12 12 12 6 0 13-5 16-11 2-11 6-21 8-32 2-13 6-27 8-39 3-8 5-18 8-27 1-3 4-17 4-20 2-3 15-27 29-38 10-7 23-14 41-14s23 13 23 28c0 23-17 69-27 95-3 10-6 15-6 23 0 21 16 35 35 35 40 0 55-61 55-65 0-5-3-5-4-5-5 0-5 2-6 9-8 21-21 51-44 51-7 0-10-3-10-13 0-11 4-21 8-30 6-19 25-68 25-94s-17-44-48-44c-26 0-47 13-62 32 11-44 21-90 32-134z"><text:p/></draw:path></draw:g></draw:g></text:p>
      <text:p text:style-name="P3">Quand <draw:g text:anchor-type="as-char" svg:y="-0.3cm" draw:z-index="3" draw:name="Forme9" draw:style-name="gr1"><svg:title>TexMaths</svg:title><svg:desc>12§display§h \rightarrow 0§svg§600§FALSE§</svg:desc><draw:g draw:style-name="gr2"><draw:path draw:style-name="gr3" draw:text-style-name="P7" svg:width="1.047cm" svg:height="0.255cm" svg:x="0.001cm" svg:y="0.022cm" svg:viewBox="0 0 1048 256" svg:d="M0 0c349 0 698 0 1048 0 0 85 0 171 0 256-350 0-699 0-1048 0 0-85 0-171 0-256z"><text:p/></draw:path><draw:path draw:style-name="gr4" draw:text-style-name="P8" svg:width="0.207cm" svg:height="0.294cm" svg:x="0.002cm" svg:y="0cm" svg:viewBox="0 0 208 295" svg:d="M98 5c-2-1 0-5-6-5-9 0-40 4-51 5-3 0-7 0-7 8 0 5 3 5 9 5 21 0 22 2 22 7 0 3-1 6-1 9-21 80-41 160-62 240-2 6-2 6-2 9 0 9 8 12 12 12 7 0 14-5 16-11 2-11 6-22 8-33 4-12 6-24 10-37 2-9 4-19 7-28 1-3 3-16 5-18 1-5 14-27 28-39 9-6 22-14 40-14s23 14 23 30c0 21-16 67-27 92-2 10-4 14-4 23 0 20 14 35 34 35 40 0 56-62 56-65 0-4-4-4-6-4-4 0-4 1-6 7-6 23-20 52-44 52-7 0-9-4-9-13 0-11 3-21 7-30 7-18 26-68 26-91 0-28-16-46-49-46-26 0-47 14-62 33 11-45 23-89 33-133z"><text:p/></draw:path><draw:path draw:style-name="gr4" draw:text-style-name="P8" svg:width="0.373cm" svg:height="0.217cm" svg:x="0.362cm" svg:y="0.077cm" svg:viewBox="0 0 374 218" svg:d="M329 119c-24 16-35 33-39 38-19 30-15 38-22 56 0 5 6 5 8 5 7 0 8-1 10-8 9-41 34-76 82-95 5-1 6-2 6-5s-2-5-3-5c-18-7-70-28-85-99-2-5-3-6-10-6-2 0-8 0-8 5 0 1 4 27 21 56 9 12 22 26 40 41-105 0-209 0-313 0-9 0-16 0-16 8 0 9 7 9 16 9 104 0 208 0 313 0z"><text:p/></draw:path><draw:path draw:style-name="gr4" draw:text-style-name="P8" svg:width="0.177cm" svg:height="0.286cm" svg:x="0.892cm" svg:y="0.012cm" svg:viewBox="0 0 178 287" svg:d="M178 145c0-34-3-67-17-98-19-41-54-47-72-47-25 0-55 11-73 50-14 29-16 61-16 95 0 30 2 68 19 100 18 34 49 42 70 42 23 0 55-8 73-49 13-28 16-61 16-93zM89 278c-17 0-41-10-49-51-5-25-5-63-5-87 0-27 0-55 3-78 9-49 40-52 51-52 14 0 42 7 49 49 5 22 5 55 5 81 0 30 0 59-5 85-6 41-30 53-49 53z"><text:p/></draw:path></draw:g></draw:g>, alors <draw:g text:anchor-type="as-char" svg:y="-0.559cm" draw:z-index="4" draw:name="Forme10" draw:style-name="gr1"><svg:title>TexMaths</svg:title><svg:desc>12§display§\frac{1}{\sqrt{h}} \rightarrow + \infty§svg§600§FALSE§</svg:desc><draw:g draw:style-name="gr2"><draw:path draw:style-name="gr3" draw:text-style-name="P7" svg:width="1.982cm" svg:height="0.912cm" svg:x="0.022cm" svg:y="0.022cm" svg:viewBox="0 0 1983 913" svg:d="M992 913c-332 0-662 0-992 0 0-305 0-608 0-913 662 0 1322 0 1983 0 0 305 0 608 0 913-330 0-661 0-991 0z"><text:p/></draw:path><draw:path draw:style-name="gr4" draw:text-style-name="P8" svg:width="0.138cm" svg:height="0.28cm" svg:x="0.23cm" svg:y="0.001cm" svg:viewBox="0 0 139 281" svg:d="M86 11c0-10 0-11-9-11-27 28-64 28-77 28 0 4 0 8 0 13 8 0 34 0 55-12 0 73 0 145 0 218 0 16-1 21-38 21-5 0-10 0-15 0 0 3 0 8 0 13 16-2 52-2 69-2s54 0 68 2c0-5 0-10 0-13-5 0-8 0-13 0-38 0-40-5-40-21 0-79 0-157 0-236z"><text:p/></draw:path><draw:path draw:style-name="gr4" draw:text-style-name="P8" svg:width="0.593cm" svg:height="0.016cm" svg:x="0.001cm" svg:y="0.454cm" svg:viewBox="0 0 594 17" svg:d="M298 17c-100 0-198 0-298 0 0-6 0-11 0-17 198 0 396 0 594 0 0 6 0 11 0 17-99 0-198 0-296 0z"><text:p/></draw:path><draw:path draw:style-name="gr4" draw:text-style-name="P8" svg:width="0.328cm" svg:height="0.42cm" svg:x="0.032cm" svg:y="0.536cm" svg:viewBox="0 0 329 421" svg:d="M133 377c-25-56-49-111-74-165-3-6-5-6-6-6s-3 0-7 4c-14 10-28 19-41 30-5 4-5 5-5 6 0 2 1 5 4 5 2 0 9-6 14-9 2-2 10-7 14-10 28 59 56 121 83 182 3 7 5 7 9 7 6 0 7-2 10-8 64-132 128-264 191-396 4-6 4-7 4-9 0-4-4-8-8-8s-6 2-10 8c-59 123-119 245-178 369z"><text:p/></draw:path><draw:path draw:style-name="gr4" draw:text-style-name="P8" svg:width="0.242cm" svg:height="0.016cm" svg:x="0.353cm" svg:y="0.536cm" svg:viewBox="0 0 243 17" svg:d="M121 17c-41 0-80 0-121 0 0-6 0-11 0-17 80 0 162 0 243 0 0 6 0 11 0 17-41 0-81 0-122 0z"><text:p/></draw:path><draw:path draw:style-name="gr4" draw:text-style-name="P8" svg:width="0.207cm" svg:height="0.296cm" svg:x="0.375cm" svg:y="0.619cm" svg:viewBox="0 0 208 297" svg:d="M98 5c-2-1 0-5-6-5-9 0-40 4-51 5-3 0-7 1-7 8 0 5 3 5 9 5 21 0 22 4 22 7s-1 6-1 9c-21 80-41 160-62 242-2 6-2 7-2 9 0 10 8 12 12 12 7 0 14-4 16-10 2-11 6-22 8-33 4-13 6-26 10-38 2-8 4-18 7-28 1-2 3-16 5-19 1-3 14-27 28-38 9-7 22-15 40-15s23 14 23 29c0 23-16 69-25 95-4 10-6 14-6 23 0 20 14 34 34 34 40 0 56-61 56-64 0-5-4-5-5-5-5 0-5 1-7 8-6 22-20 52-44 52-7 0-9-4-9-13 0-11 3-22 7-30 7-18 26-69 26-94 0-26-16-44-49-44-26 0-47 13-62 32 11-44 23-90 33-134z"><text:p/></draw:path><draw:path draw:style-name="gr4" draw:text-style-name="P8" svg:width="0.374cm" svg:height="0.219cm" svg:x="0.786cm" svg:y="0.351cm" svg:viewBox="0 0 375 220" svg:d="M329 119c-23 17-35 35-38 39-18 30-15 38-22 57 0 5 5 5 8 5 8 0 8 0 10-9 10-41 34-77 82-96 4-1 6-2 6-5s-3-3-3-4c-19-8-69-29-86-100-1-5-1-6-9-6-3 0-8 0-8 5 0 1 4 27 22 56 8 12 20 27 38 41-104 0-209 0-313 0-8 0-16 0-16 8 0 9 8 9 16 9 104 0 209 0 313 0z"><text:p/></draw:path><draw:path draw:style-name="gr4" draw:text-style-name="P8" svg:width="0.279cm" svg:height="0.28cm" svg:x="1.325cm" svg:y="0.321cm" svg:viewBox="0 0 280 281" svg:d="M149 149c39 0 78 0 118 0 6 0 13 0 13-9 0-8-7-8-13-8-40 0-79 0-118 0 0-40 0-79 0-119 0-6 0-13-9-13-8 0-8 7-8 13 0 40 0 79 0 119-40 0-79 0-119 0-6 0-13 0-13 8 0 9 7 9 13 9 40 0 79 0 119 0 0 38 0 78 0 117 0 6 0 15 8 15 9 0 9-9 9-15 0-39 0-79 0-117z"><text:p/></draw:path><draw:path draw:style-name="gr4" draw:text-style-name="P8" svg:width="0.375cm" svg:height="0.19cm" svg:x="1.652cm" svg:y="0.38cm" svg:viewBox="0 0 376 191" svg:d="M192 72c-23-29-29-35-41-46-24-18-48-26-69-26-50 0-82 47-82 96 0 48 31 95 80 95 48 0 83-39 105-72 23 29 28 35 41 45 23 20 47 27 68 27 49 0 82-46 82-95s-33-96-81-96c-49 0-82 38-103 72zM203 86c17-30 48-73 96-73 44 0 67 45 67 83 0 41-27 74-65 74-25 0-44-16-52-26-11-11-21-24-46-58zM174 104c-18 32-49 74-97 74-45 0-67-44-67-82 0-41 28-76 66-76 24 0 43 18 51 27 11 12 21 25 47 57z"><text:p/></draw:path></draw:g></draw:g>. Ce n’est pas un nombre réel, donc la fonction n’est pas dérivable en 0</text:p>
      <text:h text:style-name="Heading_20_2" text:outline-level="2">Tangente et nombre dérivé</text:h>
      <text:p text:style-name="P3"><text:span text:style-name="T1">La pente de la tangente en a est </text:span><text:span text:style-name="T1"><draw:g text:anchor-type="as-char" svg:y="-0.339cm" draw:z-index="9" draw:name="Forme11" draw:style-name="gr1"><svg:title>TexMaths</svg:title><svg:desc>12§display§f’(a)§svg§600§FALSE§</svg:desc><draw:g draw:style-name="gr2"><draw:path draw:style-name="gr3" draw:text-style-name="P7" svg:width="0.833cm" svg:height="0.399cm" svg:x="0.001cm" svg:y="0.022cm" svg:viewBox="0 0 834 400" svg:d="M418 400c-139 0-279 0-418 0 0-133 0-267 0-400 279 0 556 0 834 0 0 133 0 267 0 400-139 0-278 0-416 0z"><text:p/></draw:path><draw:path draw:style-name="gr4" draw:text-style-name="P8" svg:width="0.209cm" svg:height="0.381cm" svg:x="0.002cm" svg:y="0.041cm" svg:viewBox="0 0 210 382" svg:d="M132 129c12 0 24 0 36 0 8 0 13 0 13-9 0-5-5-5-12-5-12 0-23 0-35 0 4-17 6-32 10-48 1-8 7-38 10-43 3-8 10-14 19-14 2 0 13 0 21 7-19 1-22 17-22 23 0 9 7 14 15 14 11 0 23-10 23-25 0-19-19-29-37-29-15 0-41 7-53 49-2 9-4 13-14 66-10 0-20 0-29 0s-12 0-12 9c0 5 3 5 11 5 9 0 19 0 28 0-10 55-21 109-32 164-7 41-14 79-36 79-2 0-13 0-20-7 19-1 22-17 22-23 0-9-7-14-15-14-11 0-23 9-23 25 0 19 18 29 36 29 23 0 40-25 47-41 14-26 24-77 24-80 8-44 17-88 25-132z"><text:p/></draw:path><draw:path draw:style-name="gr4" draw:text-style-name="P8" svg:width="0.072cm" svg:height="0.152cm" svg:x="0.246cm" svg:y="0cm" svg:viewBox="0 0 73 153" svg:d="M71 26c2-6 2-8 2-9 0-10-8-17-17-17-12 0-14 10-16 14-14 42-26 84-39 128 0 1-1 2-1 5s8 6 11 6c2 0 2 0 5-5 18-41 37-81 55-122z"><text:p/></draw:path><draw:path draw:style-name="gr4" draw:text-style-name="P8" svg:width="0.096cm" svg:height="0.419cm" svg:x="0.391cm" svg:y="0.023cm" svg:viewBox="0 0 97 420" svg:d="M97 416c0-2 0-2-6-9-53-54-67-133-67-196 0-74 17-147 68-199 5-6 5-6 5-7 0-4-1-5-3-5-5 0-42 29-68 83-21 46-26 92-26 128 0 32 5 82 28 130 25 52 61 79 66 79 2 0 3-1 3-4z"><text:p/></draw:path><draw:path draw:style-name="gr4" draw:text-style-name="P8" svg:width="0.192cm" svg:height="0.19cm" svg:x="0.529cm" svg:y="0.152cm" svg:viewBox="0 0 193 191" svg:d="M140 28c-8-16-20-28-39-28-49 0-101 62-101 124 0 39 23 67 56 67 9 0 29-1 54-31 4 17 18 31 39 31 14 0 24-10 31-23 7-15 13-41 13-42 0-4-5-4-6-4-3 0-3 2-6 8-6 27-14 51-31 51-12 0-13-10-13-19s1-12 6-31c5-18 5-22 9-37 5-20 10-40 15-59 3-12 3-13 3-15 0-7-6-12-13-12-9 0-15 10-17 20zM113 136c-3 8-3 8-9 15-19 24-36 30-48 30-20 0-26-22-26-39 0-21 13-72 23-92 13-25 32-40 49-40 28 0 34 34 34 37 0 2-2 5-3 7-7 26-13 54-20 82z"><text:p/></draw:path><draw:path draw:style-name="gr4" draw:text-style-name="P8" svg:width="0.097cm" svg:height="0.419cm" svg:x="0.758cm" svg:y="0.023cm" svg:viewBox="0 0 98 420" svg:d="M98 211c0-33-4-84-27-132-25-51-63-79-66-79s-5 2-5 5c0 1 0 1 8 9 41 41 65 108 65 197 0 70-15 144-67 197-6 6-6 6-6 8s2 4 5 4 42-28 67-83c22-45 26-92 26-126z"><text:p/></draw:path></draw:g></draw:g></text:span><text:span text:style-name="T1">.</text:span></text:p>
      <text:p text:style-name="P3"><text:span text:style-name="T1">Ainsi, </text:span><text:span text:style-name="T1"><draw:g text:anchor-type="as-char" svg:y="-0.339cm" draw:z-index="8" draw:name="Forme12" draw:style-name="gr1"><svg:title>TexMaths</svg:title><svg:desc>12§display§f’(a) =§svg§600§FALSE§</svg:desc><draw:g draw:style-name="gr2"><draw:path draw:style-name="gr3" draw:text-style-name="P7" svg:width="1.297cm" svg:height="0.399cm" svg:x="0.001cm" svg:y="0.022cm" svg:viewBox="0 0 1298 400" svg:d="M0 0c432 0 866 0 1298 0 0 133 0 267 0 400-432 0-866 0-1298 0 0-133 0-267 0-400z"><text:p/></draw:path><draw:path draw:style-name="gr4" draw:text-style-name="P8" svg:width="0.209cm" svg:height="0.381cm" svg:x="0.002cm" svg:y="0.041cm" svg:viewBox="0 0 210 382" svg:d="M132 129c12 0 24 0 36 0 8 0 13 0 13-9 0-5-5-5-12-5-12 0-23 0-35 0 3-17 6-32 9-48 2-8 8-38 11-44 3-7 10-13 19-13 2 0 13 0 22 7-20 1-23 17-23 23 0 9 7 14 15 14 11 0 23-10 23-25 0-19-19-29-37-29-15 0-41 7-53 49-2 9-4 13-14 66-10 0-20 0-29 0s-13 0-13 9c0 5 4 5 12 5 9 0 18 0 27 0-11 55-20 110-31 165-7 41-14 78-37 78-1 0-12 0-19-7 19-1 22-17 22-23 0-9-7-14-15-14-11 0-23 9-23 25 0 19 18 29 35 29 24 0 41-25 48-41 13-26 23-77 24-80 8-44 17-88 25-132z"><text:p/></draw:path><draw:path draw:style-name="gr4" draw:text-style-name="P8" svg:width="0.072cm" svg:height="0.152cm" svg:x="0.246cm" svg:y="0cm" svg:viewBox="0 0 73 153" svg:d="M71 25c2-5 2-7 2-8 0-10-8-17-17-17-12 0-15 10-16 14-14 42-26 84-39 128 0 1-1 2-1 5s8 6 11 6c2 0 2 0 5-5 18-41 37-82 55-123z"><text:p/></draw:path><draw:path draw:style-name="gr4" draw:text-style-name="P8" svg:width="0.097cm" svg:height="0.419cm" svg:x="0.391cm" svg:y="0.023cm" svg:viewBox="0 0 98 420" svg:d="M98 416c0-2 0-2-7-9-53-53-67-133-67-196 0-74 17-147 68-200 6-5 6-5 6-6 0-4-2-5-4-5-4 0-42 29-68 82-21 47-26 93-26 129 0 32 5 82 28 130 25 52 62 79 66 79 2 0 4-1 4-4z"><text:p/></draw:path><draw:path draw:style-name="gr4" draw:text-style-name="P8" svg:width="0.192cm" svg:height="0.19cm" svg:x="0.53cm" svg:y="0.152cm" svg:viewBox="0 0 193 191" svg:d="M140 28c-7-16-20-28-38-28-49 0-102 62-102 124 0 39 23 67 56 67 9 0 29-1 54-31 4 18 18 31 39 31 15 0 25-10 31-23 7-15 13-41 13-42 0-4-3-4-4-4-5 0-5 2-7 8-7 27-15 51-32 51-11 0-13-10-13-19 0-8 1-12 6-31 5-17 6-22 9-37 5-20 10-40 15-59 3-12 3-13 3-15 0-7-4-12-12-12-10 0-16 10-18 20zM113 136c-3 8-3 9-9 15-18 24-36 30-48 30-20 0-26-22-26-39 0-21 13-72 23-92 13-25 32-40 49-40 28 0 34 34 34 37 0 2-2 5-2 7-7 26-14 54-21 82z"><text:p/></draw:path><draw:path draw:style-name="gr4" draw:text-style-name="P8" svg:width="0.096cm" svg:height="0.419cm" svg:x="0.76cm" svg:y="0.023cm" svg:viewBox="0 0 97 420" svg:d="M97 211c0-33-5-84-27-132-26-51-62-79-66-79-3 0-4 1-4 5 0 1 0 1 7 9 42 41 66 108 66 197 0 71-15 144-68 199-5 4-5 4-5 6 0 3 1 4 4 4 4 0 42-28 67-81 21-47 26-94 26-128z"><text:p/></draw:path><draw:path draw:style-name="gr4" draw:text-style-name="P8" svg:width="0.28cm" svg:height="0.099cm" svg:x="1.039cm" svg:y="0.182cm" svg:viewBox="0 0 281 100" svg:d="M267 17c6 0 14 0 14-9 0-8-8-8-14-8-85 0-169 0-253 0-6 0-14 0-14 8 0 9 8 9 14 9 84 0 168 0 253 0zM267 100c6 0 14 0 14-9 0-8-8-8-14-8-85 0-169 0-253 0-6 0-14 0-14 8 0 9 8 9 14 9 84 0 168 0 253 0z"><text:p/></draw:path></draw:g></draw:g></text:span><text:span text:style-name="T1"><text:s/>pente de la tangente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0:05:24.962830143</meta:creation-date>
    <meta:editing-duration>PT1H29M12S</meta:editing-duration>
    <meta:editing-cycles>5</meta:editing-cycles>
    <meta:generator>LibreOffice/7.4.1.2$Linux_X86_64 LibreOffice_project/40$Build-2</meta:generator>
    <dc:title>TST</dc:title>
    <dc:date>2022-10-10T18:25:48.669104745</dc:date>
    <meta:document-statistic meta:table-count="0" meta:image-count="0" meta:object-count="0" meta:page-count="1" meta:paragraph-count="24" meta:word-count="109" meta:character-count="555" meta:non-whitespace-character-count="457"/>
    <meta:template xlink:type="simple" xlink:actuate="onRequest" xlink:title="TST" xlink:href="../../../../../.config/libreoffice/4/user/template/TST.ott" meta:date="2022-10-08T10:05:23.787912328"/>
  </office:meta>
</office:document-meta>
</file>